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1.svm" manifest:media-type=""/>
  <manifest:file-entry manifest:full-path="Pictures/TablePreview10.svm" manifest:media-type=""/>
  <manifest:file-entry manifest:full-path="Pictures/TablePreview6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cc9966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66ff00" draw:textarea-vertical-align="middle"/>
    </style:style>
    <style:style style:name="gr6" style:family="graphic" style:parent-style-name="standard">
      <style:graphic-properties svg:stroke-color="#ff3333" draw:textarea-vertical-align="middle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239cm" fo:min-width="0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svg:stroke-color="#99ff66" draw:textarea-vertical-align="middle"/>
    </style:style>
    <style:style style:name="gr10" style:family="graphic" style:parent-style-name="standard">
      <style:graphic-properties svg:stroke-color="#99ccff" draw:textarea-vertical-align="middle"/>
    </style:style>
    <style:style style:name="gr11" style:family="graphic" style:parent-style-name="standard">
      <style:graphic-properties svg:stroke-color="#00ccff" draw:textarea-vertical-align="middle"/>
    </style:style>
    <style:style style:name="gr12" style:family="graphic" style:parent-style-name="standard">
      <style:graphic-properties svg:stroke-color="#6600ff" draw:textarea-vertical-align="middle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19cm" fo:min-width="0.942cm"/>
    </style:style>
    <style:style style:name="gr14" style:family="graphic" style:parent-style-name="standard">
      <style:graphic-properties svg:stroke-color="#000000" draw:textarea-vertical-align="middle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19cm" fo:min-width="0.315cm"/>
    </style:style>
    <style:style style:name="gr16" style:family="graphic" style:parent-style-name="objectwithoutfill">
      <style:graphic-properties svg:stroke-color="#6666ff" draw:fill="none" draw:textarea-vertical-align="middle"/>
    </style:style>
    <style:style style:name="gr17" style:family="graphic" style:parent-style-name="objectwithoutfill">
      <style:graphic-properties svg:stroke-color="#ff6600" draw:fill="none" draw:textarea-vertical-align="middle"/>
    </style:style>
    <style:style style:name="gr18" style:family="graphic" style:parent-style-name="objectwithoutfill">
      <style:graphic-properties svg:stroke-color="#99ff66" draw:fill="none" draw:textarea-vertical-align="middle"/>
    </style:style>
    <style:style style:name="gr19" style:family="graphic" style:parent-style-name="objectwithoutfill">
      <style:graphic-properties svg:stroke-color="#ff00cc" draw:fill="none" draw:textarea-vertical-align="middle"/>
    </style:style>
    <style:style style:name="gr20" style:family="graphic" style:parent-style-name="standard">
      <style:graphic-properties svg:stroke-color="#ff00cc" draw:textarea-vertical-align="middle"/>
    </style:style>
    <style:style style:name="gr2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19cm" fo:min-width="0.362cm"/>
    </style:style>
    <style:style style:name="gr2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319cm" fo:min-width="0cm"/>
    </style:style>
    <style:style style:name="gr23" style:family="graphic" style:parent-style-name="standard">
      <style:graphic-properties svg:stroke-color="#6666ff" draw:textarea-vertical-align="middle"/>
    </style:style>
    <style:style style:name="gr24" style:family="graphic" style:parent-style-name="standard">
      <style:graphic-properties svg:stroke-color="#9900ff" draw:textarea-vertical-align="middle"/>
    </style:style>
    <style:style style:name="gr25" style:family="graphic" style:parent-style-name="standard">
      <style:graphic-properties svg:stroke-color="#ffd320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4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8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4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3cm"/>
    </style:style>
    <style:style style:name="gr3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239cm" fo:min-width="0.125cm"/>
    </style:style>
    <style:style style:name="gr3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239cm" fo:min-width="0.074cm"/>
    </style:style>
    <style:style style:name="gr3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239cm" fo:min-width="0.29cm"/>
    </style:style>
    <style:style style:name="gr3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239cm" fo:min-width="0.607cm"/>
    </style:style>
    <style:style style:name="gr3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0.353cm"/>
    </style:style>
    <style:style style:name="gr37" style:family="graphic" style:parent-style-name="standard">
      <style:graphic-properties draw:stroke="solid" svg:stroke-color="#000000" draw:fill="none" draw:fill-color="#ffffff" fo:min-height="0.23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2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2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4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8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2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cm"/>
    </style:style>
    <style:style style:name="gr4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239cm" fo:min-width="0.91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7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0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98cm"/>
    </style:style>
    <style:style style:name="gr5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239cm" fo:min-width="0.12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83cm"/>
    </style:style>
    <style:style style:name="co1" style:family="table-column">
      <style:table-column-properties style:column-width="2.535cm" style:use-optimal-column-width="false"/>
    </style:style>
    <style:style style:name="co2" style:family="table-column">
      <style:table-column-properties style:column-width="1.189cm" style:use-optimal-column-width="false"/>
    </style:style>
    <style:style style:name="co3" style:family="table-column">
      <style:table-column-properties style:column-width="1.831cm" style:use-optimal-column-width="false"/>
    </style:style>
    <style:style style:name="co4" style:family="table-column">
      <style:table-column-properties style:column-width="2.697cm" style:use-optimal-column-width="false"/>
    </style:style>
    <style:style style:name="co5" style:family="table-column">
      <style:table-column-properties style:column-width="2.108cm" style:use-optimal-column-width="false"/>
    </style:style>
    <style:style style:name="co6" style:family="table-column">
      <style:table-column-properties style:column-width="1.077cm" style:use-optimal-column-width="false"/>
    </style:style>
    <style:style style:name="co7" style:family="table-column">
      <style:table-column-properties style:column-width="1.362cm" style:use-optimal-column-width="false"/>
    </style:style>
    <style:style style:name="co8" style:family="table-column">
      <style:table-column-properties style:column-width="1.109cm" style:use-optimal-column-width="false"/>
    </style:style>
    <style:style style:name="co9" style:family="table-column">
      <style:table-column-properties style:column-width="1.345cm" style:use-optimal-column-width="false"/>
    </style:style>
    <style:style style:name="co10" style:family="table-column">
      <style:table-column-properties style:column-width="3.481cm" style:use-optimal-column-width="false"/>
    </style:style>
    <style:style style:name="co11" style:family="table-column">
      <style:table-column-properties style:column-width="1.273cm" style:use-optimal-column-width="false"/>
    </style:style>
    <style:style style:name="co12" style:family="table-column">
      <style:table-column-properties style:column-width="2.276cm" style:use-optimal-column-width="false"/>
    </style:style>
    <style:style style:name="co13" style:family="table-column">
      <style:table-column-properties style:column-width="0.838cm" style:use-optimal-column-width="false"/>
    </style:style>
    <style:style style:name="co14" style:family="table-column">
      <style:table-column-properties style:column-width="1.323cm" style:use-optimal-column-width="false"/>
    </style:style>
    <style:style style:name="co15" style:family="table-column">
      <style:table-column-properties style:column-width="0.834cm" style:use-optimal-column-width="false"/>
    </style:style>
    <style:style style:name="co16" style:family="table-column">
      <style:table-column-properties style:column-width="1.203cm" style:use-optimal-column-width="false"/>
    </style:style>
    <style:style style:name="co17" style:family="table-column">
      <style:table-column-properties style:column-width="0.775cm" style:use-optimal-column-width="false"/>
    </style:style>
    <style:style style:name="co18" style:family="table-column">
      <style:table-column-properties style:column-width="1.072cm" style:use-optimal-column-width="false"/>
    </style:style>
    <style:style style:name="co19" style:family="table-column">
      <style:table-column-properties style:column-width="0.787cm" style:use-optimal-column-width="false"/>
    </style:style>
    <style:style style:name="co20" style:family="table-column">
      <style:table-column-properties style:column-width="4.674cm" style:use-optimal-column-width="false"/>
    </style:style>
    <style:style style:name="co21" style:family="table-column">
      <style:table-column-properties style:column-width="1.178cm" style:use-optimal-column-width="false"/>
    </style:style>
    <style:style style:name="co22" style:family="table-column">
      <style:table-column-properties style:column-width="1.452cm" style:use-optimal-column-width="false"/>
    </style:style>
    <style:style style:name="co23" style:family="table-column">
      <style:table-column-properties style:column-width="0.6cm" style:use-optimal-column-width="false"/>
    </style:style>
    <style:style style:name="co24" style:family="table-column">
      <style:table-column-properties style:column-width="2.059cm" style:use-optimal-column-width="false"/>
    </style:style>
    <style:style style:name="co25" style:family="table-column">
      <style:table-column-properties style:column-width="0.618cm" style:use-optimal-column-width="false"/>
    </style:style>
    <style:style style:name="co26" style:family="table-column">
      <style:table-column-properties style:column-width="3.574cm" style:use-optimal-column-width="false"/>
    </style:style>
    <style:style style:name="co27" style:family="table-column">
      <style:table-column-properties style:column-width="2.832cm" style:use-optimal-column-width="false"/>
    </style:style>
    <style:style style:name="ro1" style:family="table-row">
      <style:table-row-properties style:row-height="0.678cm"/>
    </style:style>
    <style:style style:name="ro2" style:family="table-row">
      <style:table-row-properties style:row-height="0.6cm"/>
    </style:style>
    <style:style style:name="ro3" style:family="table-row">
      <style:table-row-properties style:row-height="0.375cm"/>
    </style:style>
    <style:style style:name="ro4" style:family="table-row">
      <style:table-row-properties style:row-height="0.499cm"/>
    </style:style>
    <style:style style:name="ro5" style:family="table-row">
      <style:table-row-properties style:row-height="0.475cm"/>
    </style:style>
    <style:style style:name="ro6" style:family="table-row">
      <style:table-row-properties style:row-height="0.655cm"/>
    </style:style>
    <style:style style:name="ro7" style:family="table-row">
      <style:table-row-properties style:row-height="0.51cm"/>
    </style:style>
    <style:style style:name="ro8" style:family="table-row">
      <style:table-row-properties style:row-height="0.737cm"/>
    </style:style>
    <style:style style:name="ro9" style:family="table-row">
      <style:table-row-properties style:row-height="0.356cm"/>
    </style:style>
    <style:style style:name="ce1" style:family="table-cell">
      <style:graphic-properties draw:fill="none" draw:fill-image-width="0cm" draw:fill-image-height="0cm" style:repeat="repeat"/>
      <style:paragraph-properties fo:border="0.03pt solid #000000"/>
      <style:text-properties fo:font-size="6pt"/>
    </style:style>
    <style:style style:name="ce2" style:family="table-cell">
      <style:graphic-properties draw:fill="none" draw:fill-image-width="0cm" draw:fill-image-height="0cm" style:repeat="repeat"/>
      <style:paragraph-properties fo:border-left="0.03pt solid #000000" fo:border-right="0.03pt solid #000000" fo:border-top="none" fo:border-bottom="0.03pt solid #000000"/>
      <style:text-properties fo:font-size="6pt"/>
    </style:style>
    <style:style style:name="ce3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17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17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="0.17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-left="0.03pt solid #000000" fo:border-right="0.03pt solid #000000" fo:border-top="0.03pt solid #000000" fo:border-bottom="none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-left="0.03pt solid #000000" fo:border-right="0.03pt solid #000000" fo:border-top="0.03pt solid #000000" fo:border-bottom="none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style:graphic-properties draw:fill="none" draw:fill-image-width="0cm" draw:fill-image-height="0cm" style:repeat="repeat"/>
      <style:paragraph-properties fo:text-align="end" fo:border-left="0.03pt solid #000000" fo:border-right="0.03pt solid #000000" fo:border-top="0.03pt solid #000000" fo:border-bottom="none"/>
      <style:text-properties fo:font-size="6pt" style:font-size-asian="6pt" style:font-size-complex="6pt"/>
    </style:style>
    <style:style style:name="ce12" style:family="table-cell">
      <style:graphic-properties draw:fill="none" draw:fill-image-width="0cm" draw:fill-image-height="0cm" style:repeat="repeat"/>
      <style:paragraph-properties fo:border-left="none" fo:border-right="0.03pt solid #000000" fo:border-top="0.03pt solid #000000" fo:border-bottom="none"/>
      <style:text-properties fo:font-size="6pt" style:font-size-asian="6pt" style:font-size-complex="6pt"/>
    </style:style>
    <style:style style:name="ce13" style:family="table-cell">
      <style:graphic-properties draw:fill="none" draw:fill-image-width="0cm" draw:fill-image-height="0cm" style:repeat="repeat"/>
      <style:paragraph-properties fo:text-align="end" fo:border="0.03pt solid #000000"/>
      <style:text-properties fo:font-size="6pt" style:font-size-asian="6pt" style:font-size-complex="6pt"/>
    </style:style>
    <style:style style:name="ce14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6pt" style:font-size-asian="6pt" style:font-size-complex="6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7" style:family="paragraph"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8" style:family="paragraph">
      <style:paragraph-properties fo:margin-left="0cm" fo:margin-right="0cm" fo:margin-top="0cm" fo:margin-bottom="0cm" fo:line-height="100%" fo:text-indent="0cm" style:text-autospace="none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9" style:family="paragraph">
      <style:paragraph-properties fo:text-align="end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6pt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143cm" svg:height="0.889cm" svg:x="2.143cm" svg:y="3.159cm">
          <text:p text:style-name="P1"><text:span text:style-name="T1">rese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508cm" svg:x="4.683cm" svg:y="4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8cm" svg:height="0.508cm" svg:x="4.556cm" svg:y="5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0.508cm" svg:height="0.508cm" svg:x="9.71cm" svg:y="4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0.508cm" svg:height="0.508cm" svg:x="9.71cm" svg:y="5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9.324cm" svg:height="0.762cm" svg:x="13.774cm" svg:y="3.855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0.887cm" svg:height="0.761cm" svg:x="6.588cm" svg:y="4.49cm" svg:viewBox="0 0 888 762" svg:d="M253 762v-21c-150-50-253-189-253-360s103-310 253-360v-21h128 507v762h-507z">
          <text:p/>
        </draw:path>
        <draw:line draw:style-name="gr4" draw:text-style-name="P1" xml:id="id3" draw:id="id3" draw:layer="layout" svg:x1="4.683cm" svg:y1="4.998cm" svg:x2="4.175cm" svg:y2="4.998cm">
          <text:p/>
        </draw:line>
        <draw:line draw:style-name="gr4" draw:text-style-name="P1" xml:id="id12" draw:id="id12" draw:layer="layout" svg:x1="4.556cm" svg:y1="6.141cm" svg:x2="4.048cm" svg:y2="6.141cm">
          <text:p/>
        </draw:line>
        <draw:line draw:style-name="gr4" draw:text-style-name="P1" xml:id="id15" draw:id="id15" draw:layer="layout" svg:x1="4.556cm" svg:y1="7.157cm" svg:x2="4.048cm" svg:y2="7.157cm">
          <text:p/>
        </draw:line>
        <draw:line draw:style-name="gr4" draw:text-style-name="P1" xml:id="id11" draw:id="id11" draw:layer="layout" svg:x1="5.572cm" svg:y1="6.141cm" svg:x2="5.064cm" svg:y2="6.141cm">
          <text:p/>
        </draw:line>
        <draw:line draw:style-name="gr4" draw:text-style-name="P1" xml:id="id2" draw:id="id2" draw:layer="layout" svg:x1="5.699cm" svg:y1="4.998cm" svg:x2="5.191cm" svg:y2="4.998cm">
          <text:p/>
        </draw:line>
        <draw:line draw:style-name="gr4" draw:text-style-name="P1" xml:id="id4" draw:id="id4" draw:layer="layout" svg:x1="7.731cm" svg:y1="4.617cm" svg:x2="7.477cm" svg:y2="4.617cm">
          <text:p/>
        </draw:line>
        <draw:line draw:style-name="gr4" draw:text-style-name="P1" xml:id="id1" draw:id="id1" draw:layer="layout" svg:x1="7.985cm" svg:y1="4.871cm" svg:x2="7.477cm" svg:y2="4.871cm">
          <text:p/>
        </draw:line>
        <draw:line draw:style-name="gr4" draw:text-style-name="P1" xml:id="id16" draw:id="id16" draw:layer="layout" svg:x1="7.985cm" svg:y1="5.125cm" svg:x2="7.477cm" svg:y2="5.125cm">
          <text:p/>
        </draw:line>
        <draw:path draw:style-name="gr3" draw:text-style-name="P1" draw:layer="layout" svg:width="0.887cm" svg:height="0.761cm" svg:x="6.588cm" svg:y="5.76cm" svg:viewBox="0 0 888 762" svg:d="M253 762v-21c-150-50-253-189-253-360s103-310 253-360v-21h128 507v762h-507z">
          <text:p/>
        </draw:path>
        <draw:line draw:style-name="gr4" draw:text-style-name="P1" xml:id="id13" draw:id="id13" draw:layer="layout" svg:x1="7.731cm" svg:y1="5.887cm" svg:x2="7.477cm" svg:y2="5.887cm">
          <text:p/>
        </draw:line>
        <draw:line draw:style-name="gr4" draw:text-style-name="P1" xml:id="id10" draw:id="id10" draw:layer="layout" svg:x1="7.985cm" svg:y1="6.141cm" svg:x2="7.477cm" svg:y2="6.141cm">
          <text:p/>
        </draw:line>
        <draw:line draw:style-name="gr4" draw:text-style-name="P1" xml:id="id18" draw:id="id18" draw:layer="layout" svg:x1="7.985cm" svg:y1="6.395cm" svg:x2="7.477cm" svg:y2="6.395cm">
          <text:p/>
        </draw:line>
        <draw:connector draw:style-name="gr5" draw:text-style-name="P1" draw:layer="layout" svg:x1="7.985cm" svg:y1="4.871cm" svg:x2="5.699cm" svg:y2="4.998cm" draw:start-shape="id1" draw:start-glue-point="1" draw:end-shape="id2" draw:end-glue-point="1" svg:d="M7985 4871v-501h-2286v628" svg:viewBox="0 0 2287 629">
          <text:p/>
        </draw:connector>
        <draw:connector draw:style-name="gr5" draw:text-style-name="P1" draw:layer="layout" svg:x1="4.175cm" svg:y1="4.998cm" svg:x2="2.294cm" svg:y2="10.087cm" draw:start-shape="id3" draw:start-glue-point="3" svg:d="M4175 4998v2795h-1881v2294" svg:viewBox="0 0 1882 5090">
          <text:p/>
        </draw:connector>
        <draw:connector draw:style-name="gr6" draw:text-style-name="P1" draw:layer="layout" svg:x1="7.731cm" svg:y1="4.617cm" svg:x2="9.71cm" svg:y2="4.617cm" draw:start-shape="id4" draw:start-glue-point="1" draw:end-shape="id5" draw:end-glue-point="6" svg:d="M7731 4617h1979" svg:viewBox="0 0 1980 1">
          <text:p/>
        </draw:connector>
        <draw:frame draw:style-name="gr7" draw:text-style-name="P3" draw:layer="layout" svg:width="0.762cm" svg:height="0.489cm" svg:x="18.473cm" svg:y="4.617cm">
          <draw:text-box draw:corner-radius="0.127cm">
            <text:p><text:span text:style-name="T2">17</text:span></text:p>
          </draw:text-box>
        </draw:frame>
        <draw:frame draw:style-name="gr7" draw:text-style-name="P3" xml:id="id32" draw:id="id32" draw:layer="layout" svg:width="0.738cm" svg:height="0.489cm" svg:x="19.235cm" svg:y="4.617cm">
          <draw:text-box draw:corner-radius="0.127cm">
            <text:p><text:span text:style-name="T2">19</text:span></text:p>
          </draw:text-box>
        </draw:frame>
        <draw:frame draw:style-name="gr7" draw:text-style-name="P3" xml:id="id34" draw:id="id34" draw:layer="layout" svg:width="0.762cm" svg:height="0.489cm" svg:x="19.997cm" svg:y="4.617cm">
          <draw:text-box draw:corner-radius="0.127cm">
            <text:p><text:span text:style-name="T2">21</text:span></text:p>
          </draw:text-box>
        </draw:frame>
        <draw:frame draw:style-name="gr7" draw:text-style-name="P3" xml:id="id36" draw:id="id36" draw:layer="layout" svg:width="0.762cm" svg:height="0.489cm" svg:x="20.759cm" svg:y="4.617cm">
          <draw:text-box draw:corner-radius="0.127cm">
            <text:p><text:span text:style-name="T2">23</text:span></text:p>
          </draw:text-box>
        </draw:frame>
        <draw:frame draw:style-name="gr7" draw:text-style-name="P3" draw:layer="layout" svg:width="0.762cm" svg:height="0.489cm" svg:x="21.521cm" svg:y="4.617cm">
          <draw:text-box draw:corner-radius="0.127cm">
            <text:p><text:span text:style-name="T2">25</text:span></text:p>
          </draw:text-box>
        </draw:frame>
        <draw:frame draw:style-name="gr7" draw:text-style-name="P3" xml:id="id6" draw:id="id6" draw:layer="layout" svg:width="0.405cm" svg:height="0.489cm" svg:x="13.774cm" svg:y="4.617cm">
          <draw:text-box draw:corner-radius="0.127cm">
            <text:p><text:span text:style-name="T2">1</text:span></text:p>
          </draw:text-box>
        </draw:frame>
        <draw:frame draw:style-name="gr7" draw:text-style-name="P3" xml:id="id23" draw:id="id23" draw:layer="layout" svg:width="0.381cm" svg:height="0.489cm" svg:x="14.179cm" svg:y="4.617cm">
          <draw:text-box draw:corner-radius="0.127cm">
            <text:p><text:span text:style-name="T2">3</text:span></text:p>
          </draw:text-box>
        </draw:frame>
        <draw:frame draw:style-name="gr7" draw:text-style-name="P3" xml:id="id24" draw:id="id24" draw:layer="layout" svg:width="0.405cm" svg:height="0.489cm" svg:x="14.56cm" svg:y="4.617cm">
          <draw:text-box draw:corner-radius="0.127cm">
            <text:p><text:span text:style-name="T2">5</text:span></text:p>
          </draw:text-box>
        </draw:frame>
        <draw:frame draw:style-name="gr7" draw:text-style-name="P3" draw:layer="layout" svg:width="0.405cm" svg:height="0.489cm" svg:x="14.996cm" svg:y="4.617cm">
          <draw:text-box draw:corner-radius="0.127cm">
            <text:p><text:span text:style-name="T2">7</text:span></text:p>
          </draw:text-box>
        </draw:frame>
        <draw:frame draw:style-name="gr7" draw:text-style-name="P3" xml:id="id27" draw:id="id27" draw:layer="layout" svg:width="0.762cm" svg:height="0.489cm" svg:x="15.425cm" svg:y="4.617cm">
          <draw:text-box draw:corner-radius="0.127cm">
            <text:p><text:span text:style-name="T2">9</text:span></text:p>
          </draw:text-box>
        </draw:frame>
        <draw:frame draw:style-name="gr7" draw:text-style-name="P3" xml:id="id29" draw:id="id29" draw:layer="layout" svg:width="0.762cm" svg:height="0.489cm" svg:x="16.187cm" svg:y="4.617cm">
          <draw:text-box draw:corner-radius="0.127cm">
            <text:p><text:span text:style-name="T2">11</text:span></text:p>
          </draw:text-box>
        </draw:frame>
        <draw:frame draw:style-name="gr7" draw:text-style-name="P3" xml:id="id30" draw:id="id30" draw:layer="layout" svg:width="0.762cm" svg:height="0.489cm" svg:x="16.949cm" svg:y="4.617cm">
          <draw:text-box draw:corner-radius="0.127cm">
            <text:p><text:span text:style-name="T2">13</text:span></text:p>
          </draw:text-box>
        </draw:frame>
        <draw:frame draw:style-name="gr7" draw:text-style-name="P3" xml:id="id31" draw:id="id31" draw:layer="layout" svg:width="0.762cm" svg:height="0.489cm" svg:x="17.711cm" svg:y="4.617cm">
          <draw:text-box draw:corner-radius="0.127cm">
            <text:p><text:span text:style-name="T2">15</text:span></text:p>
          </draw:text-box>
        </draw:frame>
        <draw:frame draw:style-name="gr7" draw:text-style-name="P3" draw:layer="layout" svg:width="0.762cm" svg:height="0.489cm" svg:x="18.473cm" svg:y="3.347cm">
          <draw:text-box draw:corner-radius="0.127cm">
            <text:p><text:span text:style-name="T2">18</text:span></text:p>
          </draw:text-box>
        </draw:frame>
        <draw:frame draw:style-name="gr7" draw:text-style-name="P3" xml:id="id38" draw:id="id38" draw:layer="layout" svg:width="0.762cm" svg:height="0.489cm" svg:x="19.997cm" svg:y="3.347cm">
          <draw:text-box draw:corner-radius="0.127cm">
            <text:p><text:span text:style-name="T2">22</text:span></text:p>
          </draw:text-box>
        </draw:frame>
        <draw:frame draw:style-name="gr7" draw:text-style-name="P3" xml:id="id40" draw:id="id40" draw:layer="layout" svg:width="0.762cm" svg:height="0.489cm" svg:x="20.759cm" svg:y="3.347cm">
          <draw:text-box draw:corner-radius="0.127cm">
            <text:p><text:span text:style-name="T2">24</text:span></text:p>
          </draw:text-box>
        </draw:frame>
        <draw:frame draw:style-name="gr7" draw:text-style-name="P3" xml:id="id42" draw:id="id42" draw:layer="layout" svg:width="0.762cm" svg:height="0.489cm" svg:x="21.521cm" svg:y="3.347cm">
          <draw:text-box draw:corner-radius="0.127cm">
            <text:p><text:span text:style-name="T2">26</text:span></text:p>
          </draw:text-box>
        </draw:frame>
        <draw:frame draw:style-name="gr7" draw:text-style-name="P3" xml:id="id14" draw:id="id14" draw:layer="layout" svg:width="0.405cm" svg:height="0.489cm" svg:x="13.774cm" svg:y="3.347cm">
          <draw:text-box draw:corner-radius="0.127cm">
            <text:p><text:span text:style-name="T2">2</text:span></text:p>
          </draw:text-box>
        </draw:frame>
        <draw:frame draw:style-name="gr7" draw:text-style-name="P3" xml:id="id9" draw:id="id9" draw:layer="layout" svg:width="0.381cm" svg:height="0.489cm" svg:x="14.179cm" svg:y="3.347cm">
          <draw:text-box draw:corner-radius="0.127cm">
            <text:p><text:span text:style-name="T2">4</text:span></text:p>
          </draw:text-box>
        </draw:frame>
        <draw:frame draw:style-name="gr7" draw:text-style-name="P3" xml:id="id7" draw:id="id7" draw:layer="layout" svg:width="0.405cm" svg:height="0.489cm" svg:x="14.56cm" svg:y="3.347cm">
          <draw:text-box draw:corner-radius="0.127cm">
            <text:p><text:span text:style-name="T2">6</text:span></text:p>
          </draw:text-box>
        </draw:frame>
        <draw:frame draw:style-name="gr7" draw:text-style-name="P3" draw:layer="layout" svg:width="0.786cm" svg:height="0.489cm" svg:x="15.401cm" svg:y="3.347cm">
          <draw:text-box draw:corner-radius="0.127cm">
            <text:p><text:span text:style-name="T2">10</text:span></text:p>
          </draw:text-box>
        </draw:frame>
        <draw:frame draw:style-name="gr7" draw:text-style-name="P3" draw:layer="layout" svg:width="0.762cm" svg:height="0.489cm" svg:x="16.187cm" svg:y="3.347cm">
          <draw:text-box draw:corner-radius="0.127cm">
            <text:p><text:span text:style-name="T2">12</text:span></text:p>
          </draw:text-box>
        </draw:frame>
        <draw:frame draw:style-name="gr7" draw:text-style-name="P3" draw:layer="layout" svg:width="0.762cm" svg:height="0.489cm" svg:x="16.949cm" svg:y="3.347cm">
          <draw:text-box draw:corner-radius="0.127cm">
            <text:p><text:span text:style-name="T2">14</text:span></text:p>
          </draw:text-box>
        </draw:frame>
        <draw:frame draw:style-name="gr7" draw:text-style-name="P3" draw:layer="layout" svg:width="0.762cm" svg:height="0.489cm" svg:x="17.711cm" svg:y="3.347cm">
          <draw:text-box draw:corner-radius="0.127cm">
            <text:p><text:span text:style-name="T2">16</text:span></text:p>
          </draw:text-box>
        </draw:frame>
        <draw:connector draw:style-name="gr6" draw:text-style-name="P1" draw:layer="layout" svg:x1="13.774cm" svg:y1="4.861cm" svg:x2="10.218cm" svg:y2="4.617cm" draw:start-shape="id6" draw:start-glue-point="3" draw:end-shape="id5" draw:end-glue-point="10" svg:d="M13774 4861h-1778v-244h-1778" svg:viewBox="0 0 3557 245">
          <text:p/>
        </draw:connector>
        <draw:connector draw:style-name="gr6" draw:text-style-name="P1" draw:layer="layout" draw:line-skew="-0.462cm -0.134cm" svg:x1="9.71cm" svg:y1="4.617cm" svg:x2="14.762cm" svg:y2="3.347cm" draw:start-shape="id5" draw:start-glue-point="6" draw:end-shape="id7" draw:end-glue-point="0" svg:d="M9710 4617h-963v-1905h6015v635" svg:viewBox="0 0 6016 1906">
          <text:p/>
        </draw:connector>
        <draw:connector draw:style-name="gr8" draw:text-style-name="P1" draw:layer="layout" draw:line-skew="-0.248cm" svg:x1="10.218cm" svg:y1="4.617cm" svg:x2="10.218cm" svg:y2="5.506cm" draw:start-shape="id5" draw:start-glue-point="10" draw:end-shape="id8" draw:end-glue-point="10" svg:d="M10218 4617h253v889h-253" svg:viewBox="0 0 254 890">
          <text:p/>
        </draw:connector>
        <draw:connector draw:style-name="gr9" draw:text-style-name="P1" draw:layer="layout" draw:line-skew="-0.261cm 0.247cm" svg:x1="9.71cm" svg:y1="5.506cm" svg:x2="14.369cm" svg:y2="3.347cm" draw:start-shape="id8" draw:start-glue-point="6" draw:end-shape="id9" draw:end-glue-point="0" svg:d="M9710 5506h-762v-2413h5421v254" svg:viewBox="0 0 5422 2414">
          <text:p/>
        </draw:connector>
        <draw:connector draw:style-name="gr10" draw:text-style-name="P1" draw:layer="layout" svg:x1="7.985cm" svg:y1="6.141cm" svg:x2="5.572cm" svg:y2="6.141cm" draw:start-shape="id10" draw:start-glue-point="1" draw:end-shape="id11" draw:end-glue-point="1" svg:d="M7985 6141v-501h-2413v501" svg:viewBox="0 0 2414 502">
          <text:p/>
        </draw:connector>
        <draw:connector draw:style-name="gr10" draw:text-style-name="P1" draw:layer="layout" svg:x1="2.294cm" svg:y1="11.15cm" svg:x2="4.048cm" svg:y2="6.141cm" draw:end-shape="id12" draw:end-glue-point="3" svg:d="M2294 11150v-2254h1754v-2755" svg:viewBox="0 0 1755 5010">
          <text:p/>
        </draw:connector>
        <draw:connector draw:style-name="gr9" draw:text-style-name="P1" draw:layer="layout" svg:x1="7.731cm" svg:y1="5.887cm" svg:x2="9.71cm" svg:y2="5.506cm" draw:start-shape="id13" draw:start-glue-point="1" draw:end-shape="id8" draw:end-glue-point="6" svg:d="M7731 5887h990v-381h989" svg:viewBox="0 0 1980 382">
          <text:p/>
        </draw:connector>
        <draw:connector draw:style-name="gr11" draw:text-style-name="P1" draw:layer="layout" svg:x1="13.774cm" svg:y1="3.591cm" svg:x2="9.71cm" svg:y2="6.395cm" draw:start-shape="id14" draw:start-glue-point="3" svg:d="M13774 3591h-2282v2804h-1782" svg:viewBox="0 0 4065 2805">
          <text:p/>
        </draw:connector>
        <draw:connector draw:style-name="gr8" draw:text-style-name="P1" draw:layer="layout" draw:line-skew="-0.248cm" svg:x1="10.218cm" svg:y1="6.395cm" svg:x2="10.218cm" svg:y2="5.506cm" draw:end-shape="id8" draw:end-glue-point="10" svg:d="M10218 6395h253v-889h-253" svg:viewBox="0 0 254 890">
          <text:p/>
        </draw:connector>
        <draw:connector draw:style-name="gr12" draw:text-style-name="P1" draw:layer="layout" svg:x1="2.318cm" svg:y1="12.246cm" svg:x2="4.048cm" svg:y2="7.157cm" draw:end-shape="id15" draw:end-glue-point="3" svg:d="M2318 12246v-2294h1730v-2795" svg:viewBox="0 0 1731 5090">
          <text:p/>
        </draw:connector>
        <draw:frame draw:style-name="gr13" draw:text-style-name="P4" xml:id="id17" draw:id="id17" draw:layer="layout" svg:width="1.442cm" svg:height="0.569cm" svg:x="6.08cm" svg:y="2.905cm">
          <draw:text-box>
            <text:p><text:span text:style-name="T3">Ground</text:span></text:p>
          </draw:text-box>
        </draw:frame>
        <draw:connector draw:style-name="gr14" draw:text-style-name="P1" draw:layer="layout" draw:line-skew="-0.247cm" svg:x1="7.985cm" svg:y1="5.125cm" svg:x2="7.522cm" svg:y2="3.189cm" draw:start-shape="id16" draw:start-glue-point="1" draw:end-shape="id17" draw:end-glue-point="1" svg:d="M7985 5125h254v-1936h-717" svg:viewBox="0 0 718 1937">
          <text:p/>
        </draw:connector>
        <draw:connector draw:style-name="gr14" draw:text-style-name="P1" draw:layer="layout" draw:line-skew="-0.247cm" svg:x1="7.985cm" svg:y1="6.395cm" svg:x2="7.522cm" svg:y2="3.189cm" draw:start-shape="id18" draw:start-glue-point="1" draw:end-shape="id17" draw:end-glue-point="1" svg:d="M7985 6395h254v-3206h-717" svg:viewBox="0 0 718 3207">
          <text:p/>
        </draw:connector>
        <draw:frame draw:style-name="gr15" draw:text-style-name="P4" xml:id="id19" draw:id="id19" draw:layer="layout" svg:width="0.815cm" svg:height="0.569cm" svg:x="24.188cm" svg:y="7.67cm">
          <draw:text-box>
            <text:p><text:span text:style-name="T3">32</text:span></text:p>
          </draw:text-box>
        </draw:frame>
        <draw:frame draw:style-name="gr15" draw:text-style-name="P4" xml:id="id21" draw:id="id21" draw:layer="layout" svg:width="0.815cm" svg:height="0.569cm" svg:x="25.204cm" svg:y="7.67cm">
          <draw:text-box>
            <text:p><text:span text:style-name="T3">31</text:span></text:p>
          </draw:text-box>
        </draw:frame>
        <draw:frame draw:style-name="gr15" draw:text-style-name="P4" xml:id="id20" draw:id="id20" draw:layer="layout" svg:width="0.815cm" svg:height="0.569cm" svg:x="24.188cm" svg:y="6.842cm">
          <draw:text-box>
            <text:p><text:span text:style-name="T3">30</text:span></text:p>
          </draw:text-box>
        </draw:frame>
        <draw:connector draw:style-name="gr16" draw:text-style-name="P1" draw:layer="layout" draw:type="lines" svg:x1="6.969cm" svg:y1="12.303cm" svg:x2="24.188cm" svg:y2="7.954cm" draw:end-shape="id19" draw:end-glue-point="3" svg:d="M6969 12303l16718-4349h501" svg:viewBox="0 0 17220 4350">
          <text:p/>
        </draw:connector>
        <draw:connector draw:style-name="gr17" draw:text-style-name="P1" draw:layer="layout" draw:type="lines" svg:x1="7.096cm" svg:y1="10.271cm" svg:x2="24.188cm" svg:y2="7.126cm" draw:end-shape="id20" draw:end-glue-point="3" svg:d="M7096 10271l16591-3145h501" svg:viewBox="0 0 17093 3146">
          <text:p/>
        </draw:connector>
        <draw:connector draw:style-name="gr18" draw:text-style-name="P1" draw:layer="layout" draw:type="lines" svg:x1="7.096cm" svg:y1="11.16cm" svg:x2="25.611cm" svg:y2="8.239cm" draw:end-shape="id21" draw:end-glue-point="2" svg:d="M7096 11160l18515-2420v-501" svg:viewBox="0 0 18516 2922">
          <text:p/>
        </draw:connector>
        <draw:line draw:style-name="gr19" draw:text-style-name="P1" xml:id="id22" draw:id="id22" draw:layer="layout" svg:x1="12.631cm" svg:y1="5.887cm" svg:x2="12.631cm" svg:y2="6.268cm">
          <text:p/>
        </draw:line>
        <draw:connector draw:style-name="gr20" draw:text-style-name="P1" draw:layer="layout" svg:x1="12.631cm" svg:y1="6.268cm" svg:x2="14.369cm" svg:y2="5.106cm" draw:start-shape="id22" draw:start-glue-point="2" draw:end-shape="id23" draw:end-glue-point="2" svg:d="M12631 6268h1738v-1162" svg:viewBox="0 0 1739 1163">
          <text:p/>
        </draw:connector>
        <draw:connector draw:style-name="gr20" draw:text-style-name="P1" draw:layer="layout" svg:x1="12.631cm" svg:y1="6.268cm" svg:x2="14.762cm" svg:y2="5.106cm" draw:start-shape="id22" draw:start-glue-point="2" draw:end-shape="id24" draw:end-glue-point="2" svg:d="M12631 6268h2131v-1162" svg:viewBox="0 0 2132 1163">
          <text:p/>
        </draw:connector>
        <draw:connector draw:style-name="gr20" draw:text-style-name="P1" draw:layer="layout" svg:x1="12.631cm" svg:y1="6.268cm" svg:x2="13.976cm" svg:y2="5.106cm" draw:start-shape="id22" draw:start-glue-point="2" draw:end-shape="id6" draw:end-glue-point="2" svg:d="M12631 6268h1345v-1162" svg:viewBox="0 0 1346 1163">
          <text:p/>
        </draw:connector>
        <draw:frame draw:style-name="gr21" draw:text-style-name="P4" xml:id="id26" draw:id="id26" draw:layer="layout" svg:width="0.862cm" svg:height="0.569cm" svg:x="11.488cm" svg:y="6.649cm">
          <draw:text-box>
            <text:p><text:span text:style-name="T3">vin</text:span></text:p>
          </draw:text-box>
        </draw:frame>
        <draw:connector draw:style-name="gr8" draw:text-style-name="P1" draw:layer="layout" svg:x1="11.869cm" svg:y1="6.141cm" svg:x2="11.919cm" svg:y2="6.649cm" draw:start-shape="id25" draw:start-glue-point="2" draw:end-shape="id26" draw:end-glue-point="0" svg:d="M11869 6141h50v508" svg:viewBox="0 0 51 509">
          <text:p/>
        </draw:connector>
        <draw:frame draw:style-name="gr22" draw:text-style-name="P4" draw:layer="layout" svg:width="1.535cm" svg:height="0.569cm" svg:x="11.35cm" svg:y="5.318cm">
          <draw:text-box>
            <text:p><text:span text:style-name="T3">Jumper</text:span></text:p>
          </draw:text-box>
        </draw:frame>
        <draw:line draw:style-name="gr4" draw:text-style-name="P1" xml:id="id25" draw:id="id25" draw:layer="layout" svg:x1="11.869cm" svg:y1="5.887cm" svg:x2="11.869cm" svg:y2="6.141cm">
          <text:p/>
        </draw:line>
        <draw:frame draw:style-name="gr13" draw:text-style-name="P4" xml:id="id28" draw:id="id28" draw:layer="layout" svg:width="1.442cm" svg:height="0.569cm" svg:x="16.269cm" svg:y="5.887cm">
          <draw:text-box>
            <text:p><text:span text:style-name="T3">Ground</text:span></text:p>
          </draw:text-box>
        </draw:frame>
        <draw:connector draw:style-name="gr14" draw:text-style-name="P1" draw:layer="layout" svg:x1="15.806cm" svg:y1="5.106cm" svg:x2="16.269cm" svg:y2="6.171cm" draw:start-shape="id27" draw:start-glue-point="2" draw:end-shape="id28" svg:d="M15806 5106v1065h463" svg:viewBox="0 0 464 1066">
          <text:p/>
        </draw:connector>
        <draw:connector draw:style-name="gr14" draw:text-style-name="P1" draw:layer="layout" svg:x1="16.568cm" svg:y1="5.106cm" svg:x2="16.99cm" svg:y2="5.887cm" draw:start-shape="id29" draw:start-glue-point="2" draw:end-shape="id28" draw:end-glue-point="0" svg:d="M16568 5106v391h422v390" svg:viewBox="0 0 423 782">
          <text:p/>
        </draw:connector>
        <draw:connector draw:style-name="gr14" draw:text-style-name="P1" draw:layer="layout" draw:line-skew="0.009cm" svg:x1="17.33cm" svg:y1="5.106cm" svg:x2="16.99cm" svg:y2="5.887cm" draw:start-shape="id30" draw:start-glue-point="2" draw:end-shape="id28" draw:end-glue-point="0" svg:d="M17330 5106v400h-340v381" svg:viewBox="0 0 341 782">
          <text:p/>
        </draw:connector>
        <draw:connector draw:style-name="gr14" draw:text-style-name="P1" draw:layer="layout" svg:x1="18.092cm" svg:y1="5.106cm" svg:x2="17.711cm" svg:y2="6.171cm" draw:start-shape="id31" draw:start-glue-point="2" draw:end-shape="id28" svg:d="M18092 5106v1065h-381" svg:viewBox="0 0 382 1066">
          <text:p/>
        </draw:connector>
        <draw:frame draw:style-name="gr22" draw:text-style-name="P4" xml:id="id33" draw:id="id33" draw:layer="layout" svg:width="1.061cm" svg:height="0.569cm" svg:x="19.063cm" svg:y="5.699cm">
          <draw:text-box>
            <text:p><text:span text:style-name="T3">+5v</text:span></text:p>
          </draw:text-box>
        </draw:frame>
        <draw:connector draw:style-name="gr14" draw:text-style-name="P1" draw:layer="layout" svg:x1="19.604cm" svg:y1="5.106cm" svg:x2="19.593cm" svg:y2="5.699cm" draw:start-shape="id32" draw:start-glue-point="2" draw:end-shape="id33" draw:end-glue-point="0" svg:d="M19604 5106v297h-11v296" svg:viewBox="0 0 12 594">
          <text:p/>
        </draw:connector>
        <draw:frame draw:style-name="gr15" draw:text-style-name="P4" xml:id="id35" draw:id="id35" draw:layer="layout" svg:width="0.815cm" svg:height="0.569cm" svg:x="23.733cm" svg:y="1.381cm">
          <draw:text-box>
            <text:p><text:span text:style-name="T3">18</text:span></text:p>
          </draw:text-box>
        </draw:frame>
        <draw:connector draw:style-name="gr6" draw:text-style-name="P1" draw:layer="layout" draw:line-skew="-0.228cm" svg:x1="20.378cm" svg:y1="5.106cm" svg:x2="24.14cm" svg:y2="1.95cm" draw:start-shape="id34" draw:start-glue-point="2" draw:end-shape="id35" draw:end-glue-point="2" svg:d="M20378 5106v273h3762v-3429" svg:viewBox="0 0 3763 3430">
          <text:p/>
        </draw:connector>
        <draw:frame draw:style-name="gr15" draw:text-style-name="P4" xml:id="id37" draw:id="id37" draw:layer="layout" svg:width="0.815cm" svg:height="0.569cm" svg:x="24.696cm" svg:y="1.381cm">
          <draw:text-box>
            <text:p><text:span text:style-name="T3">19</text:span></text:p>
          </draw:text-box>
        </draw:frame>
        <draw:connector draw:style-name="gr23" draw:text-style-name="P1" draw:layer="layout" svg:x1="21.14cm" svg:y1="5.106cm" svg:x2="25.103cm" svg:y2="1.95cm" draw:start-shape="id36" draw:start-glue-point="2" draw:end-shape="id37" draw:end-glue-point="2" svg:d="M21140 5106v501h3963v-3657" svg:viewBox="0 0 3964 3658">
          <text:p/>
        </draw:connector>
        <draw:frame draw:style-name="gr15" draw:text-style-name="P4" xml:id="id39" draw:id="id39" draw:layer="layout" svg:width="0.815cm" svg:height="0.569cm" svg:x="24.188cm" svg:y="10.718cm">
          <draw:text-box>
            <text:p><text:span text:style-name="T3">38</text:span></text:p>
          </draw:text-box>
        </draw:frame>
        <draw:frame draw:style-name="gr15" draw:text-style-name="P4" xml:id="id41" draw:id="id41" draw:layer="layout" svg:width="0.815cm" svg:height="0.569cm" svg:x="25.151cm" svg:y="10.718cm">
          <draw:text-box>
            <text:p><text:span text:style-name="T3">39</text:span></text:p>
          </draw:text-box>
        </draw:frame>
        <draw:connector draw:style-name="gr24" draw:text-style-name="P1" draw:layer="layout" draw:line-skew="-0.322cm 0.751cm" svg:x1="20.378cm" svg:y1="3.347cm" svg:x2="24.188cm" svg:y2="11.002cm" draw:start-shape="id38" draw:start-glue-point="0" draw:end-shape="id39" draw:end-glue-point="3" svg:d="M20378 3347v-823h2847v8478h963" svg:viewBox="0 0 3811 8479">
          <text:p/>
        </draw:connector>
        <draw:connector draw:style-name="gr25" draw:text-style-name="P1" draw:layer="layout" draw:line-skew="0.186cm -0.067cm" svg:x1="21.14cm" svg:y1="3.347cm" svg:x2="25.966cm" svg:y2="11.002cm" draw:start-shape="id40" draw:start-glue-point="0" draw:end-shape="id41" draw:end-glue-point="1" svg:d="M21140 3347v-315h5260v7970h-434" svg:viewBox="0 0 5261 7971">
          <text:p/>
        </draw:connector>
        <draw:frame draw:style-name="gr22" draw:text-style-name="P4" xml:id="id43" draw:id="id43" draw:layer="layout" svg:width="1.061cm" svg:height="0.569cm" svg:x="25.212cm" svg:y="4.175cm">
          <draw:text-box>
            <text:p><text:span text:style-name="T3">+5v</text:span></text:p>
          </draw:text-box>
        </draw:frame>
        <draw:connector draw:style-name="gr6" draw:text-style-name="P1" draw:layer="layout" svg:x1="21.902cm" svg:y1="3.347cm" svg:x2="25.742cm" svg:y2="4.175cm" draw:start-shape="id42" draw:start-glue-point="0" draw:end-shape="id43" draw:end-glue-point="0" svg:d="M21902 3347v-501h3840v1329" svg:viewBox="0 0 3841 1330">
          <text:p/>
        </draw:connector>
        <draw:frame draw:style-name="gr26" draw:layer="layout" svg:width="8.249cm" svg:height="0.962cm" svg:x="1.006cm" svg:y="19.542cm">
          <draw:text-box>
            <text:p>Shield on top of the arduino</text:p>
          </draw:text-box>
        </draw:frame>
        <draw:frame draw:style-name="gr7" draw:text-style-name="P3" xml:id="id44" draw:id="id44" draw:layer="layout" svg:width="0.762cm" svg:height="0.489cm" svg:x="22.336cm" svg:y="4.575cm">
          <draw:text-box draw:corner-radius="0.127cm">
            <text:p><text:span text:style-name="T2">27</text:span></text:p>
          </draw:text-box>
        </draw:frame>
        <draw:frame draw:style-name="gr7" draw:text-style-name="P3" xml:id="id46" draw:id="id46" draw:layer="layout" svg:width="0.762cm" svg:height="0.489cm" svg:x="22.336cm" svg:y="3.413cm">
          <draw:text-box draw:corner-radius="0.127cm">
            <text:p><text:span text:style-name="T2">28</text:span></text:p>
          </draw:text-box>
        </draw:frame>
        <draw:frame draw:style-name="gr15" draw:text-style-name="P4" xml:id="id45" draw:id="id45" draw:layer="layout" svg:width="0.815cm" svg:height="0.569cm" svg:x="18.653cm" svg:y="1.254cm">
          <draw:text-box>
            <text:p><text:span text:style-name="T3">20</text:span></text:p>
          </draw:text-box>
        </draw:frame>
        <draw:frame draw:style-name="gr15" draw:text-style-name="P4" xml:id="id47" draw:id="id47" draw:layer="layout" svg:width="0.815cm" svg:height="0.569cm" svg:x="19.87cm" svg:y="1.254cm">
          <draw:text-box>
            <text:p><text:span text:style-name="T3">21</text:span></text:p>
          </draw:text-box>
        </draw:frame>
        <draw:connector draw:style-name="gr14" draw:text-style-name="P1" draw:layer="layout" draw:line-skew="0cm -0.802cm" svg:x1="23.098cm" svg:y1="4.819cm" svg:x2="19.06cm" svg:y2="1.823cm" draw:start-shape="id44" draw:start-glue-point="1" draw:end-shape="id45" draw:end-glue-point="2" svg:d="M23098 4819h501v-2422h-4539v-574" svg:viewBox="0 0 4540 2997">
          <text:p/>
        </draw:connector>
        <draw:connector draw:style-name="gr9" draw:text-style-name="P1" draw:layer="layout" svg:x1="22.717cm" svg:y1="3.413cm" svg:x2="20.685cm" svg:y2="1.538cm" draw:start-shape="id46" draw:start-glue-point="0" draw:end-shape="id47" draw:end-glue-point="1" svg:d="M22717 3413v-1875h-2032" svg:viewBox="0 0 2033 1876">
          <text:p/>
        </draw:connector>
      </draw:page>
      <draw:page draw:name="page2" draw:style-name="dp1" draw:master-page-name="Default">
        <draw:frame draw:style-name="gr27" draw:text-style-name="P3" draw:layer="layout" svg:width="4.38cm" svg:height="0.489cm" svg:x="1.127cm" svg:y="1.127cm">
          <draw:text-box>
            <text:p><text:span text:style-name="T2">Hall effect sensor on the right front wheel</text:span></text:p>
          </draw:text-box>
        </draw:frame>
        <draw:frame draw:style-name="standard" draw:layer="layout" svg:width="10.359cm" svg:height="2.536cm" svg:x="1.14cm" svg:y="1.79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4">Sensor wire color</text:span></text:p>
              </table:table-cell>
              <table:table-cell>
                <text:p><text:span text:style-name="T4">label</text:span></text:p>
              </table:table-cell>
              <table:table-cell>
                <text:p><text:span text:style-name="T4">Circuit wire color</text:span></text:p>
              </table:table-cell>
              <table:table-cell>
                <text:p><text:span text:style-name="T4">description</text:span></text:p>
              </table:table-cell>
              <table:table-cell>
                <text:p><text:span text:style-name="T4">location</text:span></text:p>
              </table:table-cell>
            </table:table-row>
            <table:table-row table:style-name="ro2" table:default-cell-style-name="ce2">
              <table:table-cell>
                <text:p><text:span text:style-name="T4">black</text:span></text:p>
              </table:table-cell>
              <table:table-cell>
                <text:p><text:span text:style-name="T4">14</text:span></text:p>
              </table:table-cell>
              <table:table-cell>
                <text:p><text:span text:style-name="T4">orange</text:span></text:p>
              </table:table-cell>
              <table:table-cell>
                <text:p><text:span text:style-name="T4">ground</text:span></text:p>
              </table:table-cell>
              <table:table-cell>
                <text:p><text:span text:style-name="T4">Ide 9</text:span></text:p>
              </table:table-cell>
            </table:table-row>
            <table:table-row table:style-name="ro2" table:default-cell-style-name="ce1">
              <table:table-cell>
                <text:p><text:span text:style-name="T4">blue</text:span></text:p>
              </table:table-cell>
              <table:table-cell>
                <text:p><text:span text:style-name="T4">13</text:span></text:p>
              </table:table-cell>
              <table:table-cell>
                <text:p><text:span text:style-name="T4">brown</text:span></text:p>
              </table:table-cell>
              <table:table-cell>
                <text:p><text:span text:style-name="T4">Signal pin 2</text:span></text:p>
              </table:table-cell>
              <table:table-cell>
                <text:p><text:span text:style-name="T4">Ide 7</text:span></text:p>
              </table:table-cell>
            </table:table-row>
            <table:table-row table:style-name="ro2" table:default-cell-style-name="ce1">
              <table:table-cell>
                <text:p><text:span text:style-name="T4">red</text:span></text:p>
              </table:table-cell>
              <table:table-cell>
                <text:p><text:span text:style-name="T4">15</text:span></text:p>
              </table:table-cell>
              <table:table-cell>
                <text:p><text:span text:style-name="T4">yellow</text:span></text:p>
              </table:table-cell>
              <table:table-cell>
                <text:p><text:span text:style-name="T4">+5v dc</text:span></text:p>
              </table:table-cell>
              <table:table-cell>
                <text:p><text:span text:style-name="T4">Ide 1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8" draw:text-style-name="P3" draw:layer="layout" svg:width="1.344cm" svg:height="0.489cm" svg:x="1.053cm" svg:y="4.829cm">
          <draw:text-box>
            <text:p><text:span text:style-name="T2">compass</text:span></text:p>
          </draw:text-box>
        </draw:frame>
        <draw:frame draw:style-name="standard" draw:layer="layout" svg:width="3.547cm" svg:height="2.298cm" svg:x="1.078cm" svg:y="5.225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3" table:default-cell-style-name="ce1">
              <table:table-cell>
                <text:p><text:span text:style-name="T4">red</text:span></text:p>
              </table:table-cell>
              <table:table-cell>
                <text:p><text:span text:style-name="T4">+5v dc</text:span></text:p>
              </table:table-cell>
              <table:table-cell>
                <text:p><text:span text:style-name="T4">Ide 16</text:span></text:p>
              </table:table-cell>
            </table:table-row>
            <table:table-row table:style-name="ro2" table:default-cell-style-name="ce1">
              <table:table-cell>
                <text:p><text:span text:style-name="T4">black</text:span></text:p>
              </table:table-cell>
              <table:table-cell>
                <text:p><text:span text:style-name="T4">ground</text:span></text:p>
              </table:table-cell>
              <table:table-cell>
                <text:p><text:span text:style-name="T4">Ide 18</text:span></text:p>
              </table:table-cell>
            </table:table-row>
            <table:table-row table:style-name="ro2" table:default-cell-style-name="ce1">
              <table:table-cell>
                <text:p><text:span text:style-name="T4">white</text:span></text:p>
              </table:table-cell>
              <table:table-cell>
                <text:p><text:span text:style-name="T4">SDA, 20</text:span></text:p>
              </table:table-cell>
              <table:table-cell>
                <text:p><text:span text:style-name="T4">Ide 27</text:span></text:p>
              </table:table-cell>
            </table:table-row>
            <table:table-row table:style-name="ro2" table:default-cell-style-name="ce1">
              <table:table-cell>
                <text:p><text:span text:style-name="T4">green</text:span></text:p>
              </table:table-cell>
              <table:table-cell>
                <text:p><text:span text:style-name="T4">SCL, 21</text:span></text:p>
              </table:table-cell>
              <table:table-cell>
                <text:p><text:span text:style-name="T4">Ide 28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3" draw:style-name="dp1" draw:master-page-name="Default">
        <draw:frame draw:style-name="gr29" draw:text-style-name="P5" draw:layer="layout" svg:width="1.751cm" svg:height="0.645cm" svg:x="2.271cm" svg:y="1.094cm">
          <draw:text-box>
            <text:p><text:span text:style-name="T1">steering</text:span></text:p>
          </draw:text-box>
        </draw:frame>
        <draw:frame draw:style-name="gr30" draw:text-style-name="P5" draw:layer="layout" svg:width="1.73cm" svg:height="0.645cm" svg:x="2.934cm" svg:y="1.856cm">
          <draw:text-box>
            <text:p><text:span text:style-name="T1">parallax</text:span></text:p>
          </draw:text-box>
        </draw:frame>
        <draw:frame draw:style-name="gr31" draw:text-style-name="P3" draw:layer="layout" svg:width="0.625cm" svg:height="0.489cm" svg:x="2.553cm" svg:y="2.755cm">
          <draw:text-box>
            <text:p><text:span text:style-name="T2">+</text:span></text:p>
          </draw:text-box>
        </draw:frame>
        <draw:frame draw:style-name="gr32" draw:text-style-name="P3" draw:layer="layout" svg:width="0.574cm" svg:height="0.489cm" svg:x="2.553cm" svg:y="3.409cm">
          <draw:text-box>
            <text:p><text:span text:style-name="T2">-</text:span></text:p>
          </draw:text-box>
        </draw:frame>
        <draw:frame draw:style-name="gr33" draw:text-style-name="P3" draw:layer="layout" svg:width="0.79cm" svg:height="0.489cm" svg:x="4.585cm" svg:y="2.774cm">
          <draw:text-box>
            <text:p><text:span text:style-name="T2">m2</text:span></text:p>
          </draw:text-box>
        </draw:frame>
        <draw:frame draw:style-name="gr33" draw:text-style-name="P3" draw:layer="layout" svg:width="0.79cm" svg:height="0.489cm" svg:x="4.585cm" svg:y="3.409cm">
          <draw:text-box>
            <text:p><text:span text:style-name="T2">m1</text:span></text:p>
          </draw:text-box>
        </draw:frame>
        <draw:frame draw:style-name="gr34" draw:text-style-name="P3" draw:layer="layout" svg:width="1.107cm" svg:height="0.489cm" svg:x="3.315cm" svg:y="2.755cm">
          <draw:text-box>
            <text:p><text:span text:style-name="T2">JBRW</text:span></text:p>
          </draw:text-box>
        </draw:frame>
        <draw:custom-shape draw:style-name="gr35" draw:text-style-name="P1" draw:layer="layout" svg:width="3.048cm" svg:height="2.159cm" svg:x="2.426cm" svg:y="1.86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426cm" svg:y1="2.501cm" svg:x2="5.474cm" svg:y2="2.501cm">
          <text:p/>
        </draw:line>
        <draw:frame draw:style-name="gr36" draw:layer="layout" svg:width="0.853cm" svg:height="1.187cm" svg:x="21.415cm" svg:y="3.562cm">
          <draw:text-box>
            <text:p/>
          </draw:text-box>
        </draw:frame>
        <draw:frame draw:style-name="gr37" draw:text-style-name="P3" draw:layer="layout" svg:width="0.381cm" svg:height="0.489cm" svg:x="18.268cm" svg:y="7.369cm">
          <draw:text-box>
            <text:p><text:span text:style-name="T2">1</text:span></text:p>
          </draw:text-box>
        </draw:frame>
        <draw:frame draw:style-name="gr37" draw:text-style-name="P3" draw:layer="layout" svg:width="0.381cm" svg:height="0.489cm" svg:x="18.268cm" svg:y="7.985cm">
          <draw:text-box>
            <text:p><text:span text:style-name="T2">2</text:span></text:p>
          </draw:text-box>
        </draw:frame>
        <draw:frame draw:style-name="gr37" draw:text-style-name="P3" draw:layer="layout" svg:width="0.381cm" svg:height="0.489cm" svg:x="18.268cm" svg:y="8.639cm">
          <draw:text-box>
            <text:p><text:span text:style-name="T2">3</text:span></text:p>
          </draw:text-box>
        </draw:frame>
        <draw:frame draw:style-name="gr37" draw:text-style-name="P3" draw:layer="layout" svg:width="0.381cm" svg:height="0.489cm" svg:x="18.268cm" svg:y="9.274cm">
          <draw:text-box>
            <text:p><text:span text:style-name="T2">4</text:span></text:p>
          </draw:text-box>
        </draw:frame>
        <draw:frame draw:style-name="gr37" draw:text-style-name="P3" draw:layer="layout" svg:width="0.381cm" svg:height="0.489cm" svg:x="18.268cm" svg:y="9.89cm">
          <draw:text-box>
            <text:p><text:span text:style-name="T2">5</text:span></text:p>
          </draw:text-box>
        </draw:frame>
        <draw:frame draw:style-name="gr37" draw:text-style-name="P3" draw:layer="layout" svg:width="0.381cm" svg:height="0.489cm" svg:x="18.268cm" svg:y="10.817cm">
          <draw:text-box>
            <text:p><text:span text:style-name="T2">6</text:span></text:p>
          </draw:text-box>
        </draw:frame>
        <draw:frame draw:style-name="gr37" draw:text-style-name="P3" draw:layer="layout" svg:width="0.381cm" svg:height="0.489cm" svg:x="18.268cm" svg:y="11.433cm">
          <draw:text-box>
            <text:p><text:span text:style-name="T2">7</text:span></text:p>
          </draw:text-box>
        </draw:frame>
        <draw:frame draw:style-name="gr37" draw:text-style-name="P3" draw:layer="layout" svg:width="0.381cm" svg:height="0.489cm" svg:x="18.268cm" svg:y="12.068cm">
          <draw:text-box>
            <text:p><text:span text:style-name="T2">8</text:span></text:p>
          </draw:text-box>
        </draw:frame>
        <draw:custom-shape draw:style-name="gr35" draw:text-style-name="P1" draw:layer="layout" svg:width="0.254cm" svg:height="0.254cm" svg:x="18.776cm" svg:y="10.39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254cm" svg:height="0.254cm" svg:x="19.157cm" svg:y="10.39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254cm" svg:height="0.254cm" svg:x="18.776cm" svg:y="12.68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254cm" svg:height="0.254cm" svg:x="19.157cm" svg:y="12.684cm">
          <text:p/>
          <draw:enhanced-geometry svg:viewBox="0 0 21600 21600" draw:type="rectangle" draw:enhanced-path="M 0 0 L 21600 0 21600 21600 0 21600 0 0 Z N"/>
        </draw:custom-shape>
        <draw:frame draw:style-name="gr37" draw:text-style-name="P3" draw:layer="layout" svg:width="0.381cm" svg:height="0.489cm" svg:x="19.538cm" svg:y="7.369cm">
          <draw:text-box>
            <text:p><text:span text:style-name="T2">1</text:span></text:p>
          </draw:text-box>
        </draw:frame>
        <draw:frame draw:style-name="gr37" draw:text-style-name="P3" draw:layer="layout" svg:width="0.381cm" svg:height="0.489cm" svg:x="19.538cm" svg:y="7.985cm">
          <draw:text-box>
            <text:p><text:span text:style-name="T2">2</text:span></text:p>
          </draw:text-box>
        </draw:frame>
        <draw:frame draw:style-name="gr37" draw:text-style-name="P3" draw:layer="layout" svg:width="0.381cm" svg:height="0.489cm" svg:x="19.538cm" svg:y="8.639cm">
          <draw:text-box>
            <text:p><text:span text:style-name="T2">3</text:span></text:p>
          </draw:text-box>
        </draw:frame>
        <draw:frame draw:style-name="gr37" draw:text-style-name="P3" draw:layer="layout" svg:width="0.381cm" svg:height="0.489cm" svg:x="19.538cm" svg:y="9.274cm">
          <draw:text-box>
            <text:p><text:span text:style-name="T2">4</text:span></text:p>
          </draw:text-box>
        </draw:frame>
        <draw:frame draw:style-name="gr37" draw:text-style-name="P3" draw:layer="layout" svg:width="0.381cm" svg:height="0.489cm" svg:x="19.538cm" svg:y="9.89cm">
          <draw:text-box>
            <text:p><text:span text:style-name="T2">5</text:span></text:p>
          </draw:text-box>
        </draw:frame>
        <draw:frame draw:style-name="gr37" draw:text-style-name="P3" draw:layer="layout" svg:width="0.381cm" svg:height="0.489cm" svg:x="19.538cm" svg:y="10.817cm">
          <draw:text-box>
            <text:p><text:span text:style-name="T2">6</text:span></text:p>
          </draw:text-box>
        </draw:frame>
        <draw:frame draw:style-name="gr37" draw:text-style-name="P3" draw:layer="layout" svg:width="0.381cm" svg:height="0.489cm" svg:x="19.538cm" svg:y="11.433cm">
          <draw:text-box>
            <text:p><text:span text:style-name="T2">7</text:span></text:p>
          </draw:text-box>
        </draw:frame>
        <draw:frame draw:style-name="gr37" draw:text-style-name="P3" draw:layer="layout" svg:width="0.381cm" svg:height="0.489cm" svg:x="19.538cm" svg:y="12.068cm">
          <draw:text-box>
            <text:p><text:span text:style-name="T2">8</text:span></text:p>
          </draw:text-box>
        </draw:frame>
        <draw:frame draw:style-name="gr38" draw:text-style-name="P3" draw:layer="layout" svg:width="0.79cm" svg:height="0.489cm" svg:x="18.014cm" svg:y="6.734cm">
          <draw:text-box>
            <text:p><text:span text:style-name="T2">left</text:span></text:p>
          </draw:text-box>
        </draw:frame>
        <draw:frame draw:style-name="gr39" draw:text-style-name="P3" draw:layer="layout" svg:width="0.921cm" svg:height="0.489cm" svg:x="19.256cm" svg:y="6.715cm">
          <draw:text-box>
            <text:p><text:span text:style-name="T2">right</text:span></text:p>
          </draw:text-box>
        </draw:frame>
        <draw:custom-shape draw:style-name="gr35" draw:text-style-name="P1" draw:layer="layout" svg:width="2.159cm" svg:height="5.842cm" svg:x="18.014cm" svg:y="7.223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4.825cm" svg:height="2.993cm" svg:x="2.271cm" svg:y="4.23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4" table:default-cell-style-name="ce3">
              <table:table-cell>
                <text:p text:style-name="P6"><text:span text:style-name="T5">W-green</text:span></text:p>
              </table:table-cell>
              <table:table-cell>
                <text:p text:style-name="P6"><text:span text:style-name="T5">Ide 12</text:span></text:p>
              </table:table-cell>
            </table:table-row>
            <table:table-row table:style-name="ro4" table:default-cell-style-name="ce3">
              <table:table-cell>
                <text:p text:style-name="P6"><text:span text:style-name="T5">B-white</text:span></text:p>
              </table:table-cell>
              <table:table-cell/>
            </table:table-row>
            <table:table-row table:style-name="ro4" table:default-cell-style-name="ce3">
              <table:table-cell>
                <text:p text:style-name="P6"><text:span text:style-name="T5">m2</text:span></text:p>
              </table:table-cell>
              <table:table-cell>
                <text:p text:style-name="P6"><text:span text:style-name="T5">Pink 6, steering wheel motor</text:span></text:p>
              </table:table-cell>
            </table:table-row>
            <table:table-row table:style-name="ro4" table:default-cell-style-name="ce3">
              <table:table-cell>
                <text:p text:style-name="P6"><text:span text:style-name="T5">m1</text:span></text:p>
              </table:table-cell>
              <table:table-cell>
                <text:p text:style-name="P6"><text:span text:style-name="T5">Orange 5, steering wheel motor</text:span></text:p>
              </table:table-cell>
            </table:table-row>
            <table:table-row table:style-name="ro4" table:default-cell-style-name="ce3">
              <table:table-cell>
                <text:p text:style-name="P6"><text:span text:style-name="T5">+</text:span></text:p>
              </table:table-cell>
              <table:table-cell>
                <text:p text:style-name="P6"><text:span text:style-name="T5">Left 3</text:span></text:p>
              </table:table-cell>
            </table:table-row>
            <table:table-row table:style-name="ro4" table:default-cell-style-name="ce3">
              <table:table-cell>
                <text:p text:style-name="P6"><text:span text:style-name="T5">-</text:span></text:p>
              </table:table-cell>
              <table:table-cell>
                <text:p text:style-name="P6"><text:span text:style-name="T5">Left 6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7" draw:text-style-name="P3" draw:layer="layout" svg:width="0.762cm" svg:height="0.489cm" svg:x="8.62cm" svg:y="2.473cm">
          <draw:text-box>
            <text:p><text:span text:style-name="T2">87</text:span></text:p>
          </draw:text-box>
        </draw:frame>
        <draw:frame draw:style-name="gr37" draw:text-style-name="P3" draw:layer="layout" svg:width="0.762cm" svg:height="0.489cm" svg:x="8.62cm" svg:y="3.089cm">
          <draw:text-box>
            <text:p><text:span text:style-name="T2">86</text:span></text:p>
          </draw:text-box>
        </draw:frame>
        <draw:frame draw:style-name="gr37" draw:text-style-name="P3" draw:layer="layout" svg:width="0.762cm" svg:height="0.489cm" svg:x="10.144cm" svg:y="2.454cm">
          <draw:text-box>
            <text:p><text:span text:style-name="T2">30</text:span></text:p>
          </draw:text-box>
        </draw:frame>
        <draw:frame draw:style-name="gr37" draw:text-style-name="P3" draw:layer="layout" svg:width="0.762cm" svg:height="0.489cm" svg:x="10.144cm" svg:y="3.089cm">
          <draw:text-box>
            <text:p><text:span text:style-name="T2">85</text:span></text:p>
          </draw:text-box>
        </draw:frame>
        <draw:frame draw:style-name="gr40" draw:text-style-name="P5" draw:layer="layout" svg:width="1.641cm" svg:height="0.645cm" svg:x="9.128cm" svg:y="1.565cm">
          <draw:text-box>
            <text:p><text:span text:style-name="T1">yh185b</text:span></text:p>
          </draw:text-box>
        </draw:frame>
        <draw:frame draw:style-name="gr41" draw:text-style-name="P3" draw:layer="layout" svg:width="1.565cm" svg:height="0.489cm" svg:x="9.128cm" svg:y="3.743cm">
          <draw:text-box>
            <text:p><text:span text:style-name="T2">14v dc 60A</text:span></text:p>
          </draw:text-box>
        </draw:frame>
        <draw:custom-shape draw:style-name="gr35" draw:text-style-name="P1" draw:layer="layout" svg:width="3.175cm" svg:height="3.048cm" svg:x="8.239cm" svg:y="1.438cm">
          <text:p/>
          <draw:enhanced-geometry svg:viewBox="0 0 21600 21600" draw:type="rectangle" draw:enhanced-path="M 0 0 L 21600 0 21600 21600 0 21600 0 0 Z N"/>
        </draw:custom-shape>
        <draw:frame draw:style-name="gr30" draw:text-style-name="P5" draw:layer="layout" svg:width="1.73cm" svg:height="0.645cm" svg:x="2.659cm" svg:y="14.472cm">
          <draw:text-box>
            <text:p><text:span text:style-name="T1">parallax</text:span></text:p>
          </draw:text-box>
        </draw:frame>
        <draw:frame draw:style-name="gr31" draw:text-style-name="P3" draw:layer="layout" svg:width="0.625cm" svg:height="0.489cm" svg:x="2.278cm" svg:y="15.371cm">
          <draw:text-box>
            <text:p><text:span text:style-name="T2">+</text:span></text:p>
          </draw:text-box>
        </draw:frame>
        <draw:frame draw:style-name="gr32" draw:text-style-name="P3" draw:layer="layout" svg:width="0.574cm" svg:height="0.489cm" svg:x="2.278cm" svg:y="16.025cm">
          <draw:text-box>
            <text:p><text:span text:style-name="T2">-</text:span></text:p>
          </draw:text-box>
        </draw:frame>
        <draw:frame draw:style-name="gr33" draw:text-style-name="P3" draw:layer="layout" svg:width="0.79cm" svg:height="0.489cm" svg:x="4.31cm" svg:y="15.39cm">
          <draw:text-box>
            <text:p><text:span text:style-name="T2">m2</text:span></text:p>
          </draw:text-box>
        </draw:frame>
        <draw:frame draw:style-name="gr33" draw:text-style-name="P3" draw:layer="layout" svg:width="0.79cm" svg:height="0.489cm" svg:x="4.31cm" svg:y="16.025cm">
          <draw:text-box>
            <text:p><text:span text:style-name="T2">m1</text:span></text:p>
          </draw:text-box>
        </draw:frame>
        <draw:frame draw:style-name="gr34" draw:text-style-name="P3" draw:layer="layout" svg:width="1.107cm" svg:height="0.489cm" svg:x="3.04cm" svg:y="15.371cm">
          <draw:text-box>
            <text:p><text:span text:style-name="T2">JBRW</text:span></text:p>
          </draw:text-box>
        </draw:frame>
        <draw:custom-shape draw:style-name="gr35" draw:text-style-name="P1" draw:layer="layout" svg:width="3.048cm" svg:height="2.159cm" svg:x="2.151cm" svg:y="14.48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151cm" svg:y1="15.117cm" svg:x2="5.199cm" svg:y2="15.117cm">
          <text:p/>
        </draw:line>
        <draw:frame draw:style-name="standard" draw:layer="layout" svg:width="3.548cm" svg:height="1.995cm" svg:x="2.151cm" svg:y="16.922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4" table:default-cell-style-name="ce3">
              <table:table-cell>
                <text:p text:style-name="P6"><text:span text:style-name="T5">B-black</text:span></text:p>
              </table:table-cell>
              <table:table-cell>
                <text:p text:style-name="P6"><text:span text:style-name="T5">Right 8</text:span></text:p>
              </table:table-cell>
            </table:table-row>
            <table:table-row table:style-name="ro4" table:default-cell-style-name="ce3">
              <table:table-cell>
                <text:p text:style-name="P6"><text:span text:style-name="T5">W-Red</text:span></text:p>
              </table:table-cell>
              <table:table-cell>
                <text:p text:style-name="P6"><text:span text:style-name="T5">Ide 10</text:span></text:p>
              </table:table-cell>
            </table:table-row>
            <table:table-row table:style-name="ro4" table:default-cell-style-name="ce3">
              <table:table-cell>
                <text:p text:style-name="P6"><text:span text:style-name="T5">m2</text:span></text:p>
              </table:table-cell>
              <table:table-cell>
                <text:p text:style-name="P6"><text:span text:style-name="T5">pink into orange, 8</text:span></text:p>
              </table:table-cell>
            </table:table-row>
            <table:table-row table:style-name="ro4" table:default-cell-style-name="ce3">
              <table:table-cell>
                <text:p text:style-name="P6"><text:span text:style-name="T5">m1</text:span></text:p>
              </table:table-cell>
              <table:table-cell>
                <text:p text:style-name="P6"><text:span text:style-name="T5">Pink 7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2" draw:text-style-name="P5" draw:layer="layout" svg:width="1.387cm" svg:height="0.645cm" svg:x="2.151cm" svg:y="13.446cm">
          <draw:text-box>
            <text:p><text:span text:style-name="T1">brake</text:span></text:p>
          </draw:text-box>
        </draw:frame>
        <draw:frame draw:style-name="standard" draw:layer="layout" svg:width="4.197cm" svg:height="5.028cm" svg:x="13.045cm" svg:y="5.251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5" table:default-cell-style-name="ce4">
              <table:table-cell>
                <text:p text:style-name="P6"><text:span text:style-name="T5">1-1</text:span></text:p>
              </table:table-cell>
              <table:table-cell>
                <text:p text:style-name="P6"><text:span text:style-name="T5">2-7</text:span></text:p>
              </table:table-cell>
              <table:table-cell>
                <text:p text:style-name="P6"><text:span text:style-name="T5">2-1</text:span></text:p>
              </table:table-cell>
              <table:table-cell/>
            </table:table-row>
            <table:table-row table:style-name="ro6" table:default-cell-style-name="ce4">
              <table:table-cell>
                <text:p text:style-name="P6"><text:span text:style-name="T5">1-2</text:span></text:p>
              </table:table-cell>
              <table:table-cell>
                <text:p text:style-name="P6"><text:span text:style-name="T5">letter L</text:span></text:p>
              </table:table-cell>
              <table:table-cell>
                <text:p text:style-name="P6"><text:span text:style-name="T5">2-2</text:span></text:p>
              </table:table-cell>
              <table:table-cell/>
            </table:table-row>
            <table:table-row table:style-name="ro6" table:default-cell-style-name="ce4">
              <table:table-cell>
                <text:p text:style-name="P6"><text:span text:style-name="T5">1-3</text:span></text:p>
              </table:table-cell>
              <table:table-cell>
                <text:p text:style-name="P6"><text:span text:style-name="T5">Letter O</text:span></text:p>
              </table:table-cell>
              <table:table-cell>
                <text:p text:style-name="P6"><text:span text:style-name="T5">2-3</text:span></text:p>
              </table:table-cell>
              <table:table-cell/>
            </table:table-row>
            <table:table-row table:style-name="ro6" table:default-cell-style-name="ce4">
              <table:table-cell>
                <text:p text:style-name="P6"><text:span text:style-name="T5">1-4</text:span></text:p>
              </table:table-cell>
              <table:table-cell>
                <text:p text:style-name="P6"><text:span text:style-name="T5">Right 3</text:span></text:p>
              </table:table-cell>
              <table:table-cell>
                <text:p text:style-name="P6"><text:span text:style-name="T5">2-4</text:span></text:p>
              </table:table-cell>
              <table:table-cell>
                <text:p text:style-name="P6"><text:span text:style-name="T5">Ide 6</text:span></text:p>
              </table:table-cell>
            </table:table-row>
            <table:table-row table:style-name="ro6" table:default-cell-style-name="ce4">
              <table:table-cell>
                <text:p text:style-name="P6"><text:span text:style-name="T5">1-5</text:span></text:p>
              </table:table-cell>
              <table:table-cell>
                <text:p text:style-name="P6"><text:span text:style-name="T5">2-5</text:span></text:p>
              </table:table-cell>
              <table:table-cell>
                <text:p text:style-name="P6"><text:span text:style-name="T5">2-5</text:span></text:p>
              </table:table-cell>
              <table:table-cell>
                <text:p text:style-name="P6"><text:span text:style-name="T5">1-5</text:span></text:p>
              </table:table-cell>
            </table:table-row>
            <table:table-row table:style-name="ro6" table:default-cell-style-name="ce4">
              <table:table-cell>
                <text:p text:style-name="P6"><text:span text:style-name="T5">1-6</text:span></text:p>
              </table:table-cell>
              <table:table-cell>
                <text:p text:style-name="P6"><text:span text:style-name="T5">letter N</text:span></text:p>
              </table:table-cell>
              <table:table-cell>
                <text:p text:style-name="P6"><text:span text:style-name="T5">2-6</text:span></text:p>
              </table:table-cell>
              <table:table-cell>
                <text:p text:style-name="P6"><text:span text:style-name="T5">letter K</text:span></text:p>
              </table:table-cell>
            </table:table-row>
            <table:table-row table:style-name="ro6" table:default-cell-style-name="ce4">
              <table:table-cell>
                <text:p text:style-name="P6"><text:span text:style-name="T5">1-7</text:span></text:p>
              </table:table-cell>
              <table:table-cell>
                <text:p text:style-name="P6"><text:span text:style-name="T5">letter M</text:span></text:p>
              </table:table-cell>
              <table:table-cell>
                <text:p text:style-name="P6"><text:span text:style-name="T5">2-7</text:span></text:p>
              </table:table-cell>
              <table:table-cell>
                <text:p text:style-name="P6"><text:span text:style-name="T5">1-1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5">1-8</text:span></text:p>
              </table:table-cell>
              <table:table-cell>
                <text:p text:style-name="P6"><text:span text:style-name="T5">Left 6</text:span></text:p>
              </table:table-cell>
              <table:table-cell>
                <text:p text:style-name="P6"><text:span text:style-name="T5">2-8</text:span></text:p>
              </table:table-cell>
              <table:table-cell>
                <text:p text:style-name="P6"><text:span text:style-name="T5">Right 4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35" draw:text-style-name="P1" draw:layer="layout" svg:width="0.381cm" svg:height="0.381cm" svg:x="14.051cm" svg:y="2.74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81cm" svg:height="0.381cm" svg:x="14.559cm" svg:y="2.74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81cm" svg:height="0.381cm" svg:x="14.051cm" svg:y="3.25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81cm" svg:height="0.381cm" svg:x="14.559cm" svg:y="3.25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81cm" svg:height="0.381cm" svg:x="14.051cm" svg:y="3.76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81cm" svg:height="0.381cm" svg:x="14.559cm" svg:y="3.76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81cm" svg:height="0.381cm" svg:x="14.051cm" svg:y="4.65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81cm" svg:height="0.381cm" svg:x="14.559cm" svg:y="4.651cm">
          <text:p/>
          <draw:enhanced-geometry svg:viewBox="0 0 21600 21600" draw:type="rectangle" draw:enhanced-path="M 0 0 L 21600 0 21600 21600 0 21600 0 0 Z N"/>
        </draw:custom-shape>
        <draw:frame draw:style-name="gr43" draw:text-style-name="P5" draw:layer="layout" svg:width="0.697cm" svg:height="0.645cm" svg:x="14.178cm" svg:y="1.984cm">
          <draw:text-box>
            <text:p><text:span text:style-name="T1">1</text:span></text:p>
          </draw:text-box>
        </draw:frame>
        <draw:frame draw:style-name="gr43" draw:text-style-name="P5" draw:layer="layout" svg:width="0.697cm" svg:height="0.645cm" svg:x="15.321cm" svg:y="1.984cm">
          <draw:text-box>
            <text:p><text:span text:style-name="T1">2</text:span></text:p>
          </draw:text-box>
        </draw:frame>
        <draw:custom-shape draw:style-name="gr35" draw:text-style-name="P1" draw:layer="layout" svg:width="1.143cm" svg:height="2.54cm" svg:x="13.924cm" svg:y="2.619cm">
          <text:p/>
          <draw:enhanced-geometry svg:viewBox="0 0 21600 21600" draw:type="rectangle" draw:enhanced-path="M 0 0 L 21600 0 21600 21600 0 21600 0 0 Z N"/>
        </draw:custom-shape>
        <draw:frame draw:style-name="gr44" draw:text-style-name="P3" draw:layer="layout" svg:width="0.621cm" svg:height="0.489cm" svg:x="14.446cm" svg:y="2.638cm">
          <draw:text-box>
            <text:p><text:span text:style-name="T2">5</text:span></text:p>
          </draw:text-box>
        </draw:frame>
        <draw:frame draw:style-name="gr44" draw:text-style-name="P3" draw:layer="layout" svg:width="0.621cm" svg:height="0.489cm" svg:x="13.938cm" svg:y="2.638cm">
          <draw:text-box>
            <text:p><text:span text:style-name="T2">1</text:span></text:p>
          </draw:text-box>
        </draw:frame>
        <draw:frame draw:style-name="gr44" draw:text-style-name="P3" draw:layer="layout" svg:width="0.621cm" svg:height="0.489cm" svg:x="13.938cm" svg:y="3.146cm">
          <draw:text-box>
            <text:p><text:span text:style-name="T2">2</text:span></text:p>
          </draw:text-box>
        </draw:frame>
        <draw:frame draw:style-name="gr44" draw:text-style-name="P3" draw:layer="layout" svg:width="0.621cm" svg:height="0.489cm" svg:x="14.446cm" svg:y="3.127cm">
          <draw:text-box>
            <text:p><text:span text:style-name="T2">6</text:span></text:p>
          </draw:text-box>
        </draw:frame>
        <draw:frame draw:style-name="gr44" draw:text-style-name="P3" draw:layer="layout" svg:width="0.621cm" svg:height="0.489cm" svg:x="13.938cm" svg:y="3.654cm">
          <draw:text-box>
            <text:p><text:span text:style-name="T2">3</text:span></text:p>
          </draw:text-box>
        </draw:frame>
        <draw:frame draw:style-name="gr44" draw:text-style-name="P3" draw:layer="layout" svg:width="0.621cm" svg:height="0.489cm" svg:x="14.432cm" svg:y="3.654cm">
          <draw:text-box>
            <text:p><text:span text:style-name="T2">7</text:span></text:p>
          </draw:text-box>
        </draw:frame>
        <draw:frame draw:style-name="gr44" draw:text-style-name="P3" draw:layer="layout" svg:width="0.621cm" svg:height="0.489cm" svg:x="13.938cm" svg:y="4.651cm">
          <draw:text-box>
            <text:p><text:span text:style-name="T2">4</text:span></text:p>
          </draw:text-box>
        </draw:frame>
        <draw:frame draw:style-name="gr45" draw:text-style-name="P3" draw:layer="layout" svg:width="0.621cm" svg:height="0.489cm" svg:x="14.446cm" svg:y="4.651cm">
          <draw:text-box>
            <text:p><text:span text:style-name="T2">8</text:span></text:p>
          </draw:text-box>
        </draw:frame>
        <draw:custom-shape draw:style-name="gr35" draw:text-style-name="P1" draw:layer="layout" svg:width="0.381cm" svg:height="0.381cm" svg:x="15.194cm" svg:y="2.74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81cm" svg:height="0.381cm" svg:x="15.702cm" svg:y="2.74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81cm" svg:height="0.381cm" svg:x="15.194cm" svg:y="3.25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81cm" svg:height="0.381cm" svg:x="15.702cm" svg:y="3.25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81cm" svg:height="0.381cm" svg:x="15.194cm" svg:y="3.76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81cm" svg:height="0.381cm" svg:x="15.702cm" svg:y="3.76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81cm" svg:height="0.381cm" svg:x="15.194cm" svg:y="4.65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81cm" svg:height="0.381cm" svg:x="15.702cm" svg:y="4.65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1.143cm" svg:height="2.54cm" svg:x="15.067cm" svg:y="2.619cm">
          <text:p/>
          <draw:enhanced-geometry svg:viewBox="0 0 21600 21600" draw:type="rectangle" draw:enhanced-path="M 0 0 L 21600 0 21600 21600 0 21600 0 0 Z N"/>
        </draw:custom-shape>
        <draw:frame draw:style-name="gr44" draw:text-style-name="P3" draw:layer="layout" svg:width="0.621cm" svg:height="0.489cm" svg:x="15.589cm" svg:y="2.638cm">
          <draw:text-box>
            <text:p><text:span text:style-name="T2">5</text:span></text:p>
          </draw:text-box>
        </draw:frame>
        <draw:custom-shape draw:style-name="gr35" draw:text-style-name="P1" draw:layer="layout" svg:width="1.143cm" svg:height="2.54cm" svg:x="15.068cm" svg:y="2.619cm">
          <text:p/>
          <draw:enhanced-geometry svg:viewBox="0 0 21600 21600" draw:type="rectangle" draw:enhanced-path="M 0 0 L 21600 0 21600 21600 0 21600 0 0 Z N"/>
        </draw:custom-shape>
        <draw:frame draw:style-name="gr44" draw:text-style-name="P3" draw:layer="layout" svg:width="0.621cm" svg:height="0.489cm" svg:x="15.081cm" svg:y="2.638cm">
          <draw:text-box>
            <text:p><text:span text:style-name="T2">1</text:span></text:p>
          </draw:text-box>
        </draw:frame>
        <draw:frame draw:style-name="gr44" draw:text-style-name="P3" draw:layer="layout" svg:width="0.621cm" svg:height="0.489cm" svg:x="15.081cm" svg:y="3.146cm">
          <draw:text-box>
            <text:p><text:span text:style-name="T2">2</text:span></text:p>
          </draw:text-box>
        </draw:frame>
        <draw:frame draw:style-name="gr44" draw:text-style-name="P3" draw:layer="layout" svg:width="0.621cm" svg:height="0.489cm" svg:x="15.589cm" svg:y="3.127cm">
          <draw:text-box>
            <text:p><text:span text:style-name="T2">6</text:span></text:p>
          </draw:text-box>
        </draw:frame>
        <draw:frame draw:style-name="gr44" draw:text-style-name="P3" draw:layer="layout" svg:width="0.621cm" svg:height="0.489cm" svg:x="15.081cm" svg:y="3.654cm">
          <draw:text-box>
            <text:p><text:span text:style-name="T2">3</text:span></text:p>
          </draw:text-box>
        </draw:frame>
        <draw:frame draw:style-name="gr44" draw:text-style-name="P3" draw:layer="layout" svg:width="0.621cm" svg:height="0.489cm" svg:x="15.575cm" svg:y="3.654cm">
          <draw:text-box>
            <text:p><text:span text:style-name="T2">7</text:span></text:p>
          </draw:text-box>
        </draw:frame>
        <draw:frame draw:style-name="gr44" draw:text-style-name="P3" draw:layer="layout" svg:width="0.621cm" svg:height="0.489cm" svg:x="15.081cm" svg:y="4.651cm">
          <draw:text-box>
            <text:p><text:span text:style-name="T2">4</text:span></text:p>
          </draw:text-box>
        </draw:frame>
        <draw:frame draw:style-name="gr45" draw:text-style-name="P3" draw:layer="layout" svg:width="0.621cm" svg:height="0.489cm" svg:x="15.589cm" svg:y="4.651cm">
          <draw:text-box>
            <text:p><text:span text:style-name="T2">8</text:span></text:p>
          </draw:text-box>
        </draw:frame>
        <draw:frame draw:style-name="gr46" draw:text-style-name="P5" draw:layer="layout" svg:width="4.528cm" svg:height="0.645cm" svg:x="12.811cm" svg:y="1.381cm">
          <draw:text-box>
            <text:p><text:span text:style-name="T1">Two relays taped together</text:span></text:p>
          </draw:text-box>
        </draw:frame>
        <draw:frame draw:style-name="gr47" draw:text-style-name="P3" draw:layer="layout" svg:width="1.56cm" svg:height="0.489cm" svg:x="2.27cm" svg:y="9.636cm">
          <draw:text-box>
            <text:p><text:span text:style-name="T2">magnecraft</text:span></text:p>
          </draw:text-box>
        </draw:frame>
        <draw:frame draw:style-name="gr7" draw:text-style-name="P3" draw:layer="layout" svg:width="1.397cm" svg:height="0.489cm" svg:x="2.397cm" svg:y="10.309cm">
          <draw:text-box>
            <text:p><text:span text:style-name="T2">Left 5</text:span></text:p>
          </draw:text-box>
        </draw:frame>
        <draw:frame draw:style-name="gr7" draw:text-style-name="P3" draw:layer="layout" svg:width="1.397cm" svg:height="0.489cm" svg:x="2.397cm" svg:y="11.56cm">
          <draw:text-box>
            <text:p><text:span text:style-name="T2">White 12</text:span></text:p>
          </draw:text-box>
        </draw:frame>
        <draw:frame draw:style-name="gr7" draw:text-style-name="P3" draw:layer="layout" svg:width="1.397cm" svg:height="0.489cm" svg:x="4.429cm" svg:y="10.309cm">
          <draw:text-box>
            <text:p><text:span text:style-name="T2">Ide 4</text:span></text:p>
          </draw:text-box>
        </draw:frame>
        <draw:frame draw:style-name="gr48" draw:text-style-name="P3" draw:layer="layout" svg:width="1.416cm" svg:height="0.489cm" svg:x="4.429cm" svg:y="11.56cm">
          <draw:text-box>
            <text:p><text:span text:style-name="T2">Purple 11</text:span></text:p>
          </draw:text-box>
        </draw:frame>
        <draw:custom-shape draw:style-name="gr35" draw:text-style-name="P1" draw:layer="layout" svg:width="3.81cm" svg:height="2.667cm" svg:x="2.27cm" svg:y="9.63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27cm" svg:y1="10.144cm" svg:x2="6.08cm" svg:y2="10.144cm">
          <text:p/>
        </draw:line>
        <draw:frame draw:style-name="gr49" draw:text-style-name="P5" draw:layer="layout" svg:width="1.573cm" svg:height="0.645cm" svg:x="3.032cm" svg:y="8.747cm">
          <draw:text-box>
            <text:p><text:span text:style-name="T1">throttle</text:span></text:p>
          </draw:text-box>
        </draw:frame>
        <draw:frame draw:style-name="standard" draw:layer="layout" svg:width="1.846cm" svg:height="1.995cm" svg:x="8.797cm" svg:y="4.72cm">
          <table:table table:template-name="default" table:use-first-row-styles="true" table:use-banding-rows-styles="true">
            <table:table-column table:style-name="co17"/>
            <table:table-column table:style-name="co18"/>
            <table:table-row table:style-name="ro4">
              <table:table-cell table:style-name="ce5">
                <text:p text:style-name="P7"><text:span text:style-name="T5">30</text:span></text:p>
              </table:table-cell>
              <table:table-cell table:style-name="ce6">
                <text:p text:style-name="P8"><text:span text:style-name="T5">Left 1</text:span></text:p>
              </table:table-cell>
            </table:table-row>
            <table:table-row table:style-name="ro4">
              <table:table-cell table:style-name="ce5">
                <text:p text:style-name="P7"><text:span text:style-name="T5">85</text:span></text:p>
              </table:table-cell>
              <table:table-cell table:style-name="ce6">
                <text:p text:style-name="P8"><text:span text:style-name="T5">Left 1</text:span></text:p>
              </table:table-cell>
            </table:table-row>
            <table:table-row table:style-name="ro4">
              <table:table-cell table:style-name="ce5">
                <text:p text:style-name="P7"><text:span text:style-name="T5">86</text:span></text:p>
              </table:table-cell>
              <table:table-cell table:style-name="ce6">
                <text:p text:style-name="P8"><text:span text:style-name="T5">Ide 2</text:span></text:p>
              </table:table-cell>
            </table:table-row>
            <table:table-row table:style-name="ro4">
              <table:table-cell table:style-name="ce5">
                <text:p text:style-name="P7"><text:span text:style-name="T5">87</text:span></text:p>
              </table:table-cell>
              <table:table-cell table:style-name="ce6">
                <text:p text:style-name="P8"><text:span text:style-name="T5">Left 4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46cm" svg:height="13.982cm" svg:x="21.414cm" svg:y="1.668cm">
          <table:table table:template-name="default" table:use-first-row-styles="true" table:use-banding-rows-styles="true">
            <table:table-column table:style-name="co19"/>
            <table:table-column table:style-name="co20"/>
            <table:table-row table:style-name="ro4">
              <table:table-cell table:style-name="ce7">
                <text:p text:style-name="P7"><text:span text:style-name="T5">1</text:span></text:p>
              </table:table-cell>
              <table:table-cell table:style-name="ce8">
                <text:p text:style-name="P8"><text:span text:style-name="T5">right 1</text:span></text:p>
              </table:table-cell>
            </table:table-row>
            <table:table-row table:style-name="ro4">
              <table:table-cell table:style-name="ce7">
                <text:p text:style-name="P7"><text:span text:style-name="T5">2</text:span></text:p>
              </table:table-cell>
              <table:table-cell table:style-name="ce8">
                <text:p text:style-name="P8"><text:span text:style-name="T5">relay, ide 2</text:span></text:p>
              </table:table-cell>
            </table:table-row>
            <table:table-row table:style-name="ro4">
              <table:table-cell table:style-name="ce7">
                <text:p text:style-name="P7"><text:span text:style-name="T5">3</text:span></text:p>
              </table:table-cell>
              <table:table-cell table:style-name="ce8">
                <text:p text:style-name="P8"><text:span text:style-name="T5">right 1</text:span></text:p>
              </table:table-cell>
            </table:table-row>
            <table:table-row table:style-name="ro4">
              <table:table-cell table:style-name="ce7">
                <text:p text:style-name="P7"><text:span text:style-name="T5">4</text:span></text:p>
              </table:table-cell>
              <table:table-cell table:style-name="ce8">
                <text:p text:style-name="P8"><text:span text:style-name="T5">magenecraft ide 4</text:span></text:p>
              </table:table-cell>
            </table:table-row>
            <table:table-row table:style-name="ro4">
              <table:table-cell table:style-name="ce7">
                <text:p text:style-name="P7"><text:span text:style-name="T5">5</text:span></text:p>
              </table:table-cell>
              <table:table-cell table:style-name="ce8">
                <text:p text:style-name="P8"><text:span text:style-name="T5">Right 1</text:span></text:p>
              </table:table-cell>
            </table:table-row>
            <table:table-row table:style-name="ro4">
              <table:table-cell table:style-name="ce7">
                <text:p text:style-name="P7"><text:span text:style-name="T5">6</text:span></text:p>
              </table:table-cell>
              <table:table-cell table:style-name="ce8">
                <text:p text:style-name="P8"><text:span text:style-name="T5">red wire, 2-4</text:span></text:p>
              </table:table-cell>
            </table:table-row>
            <table:table-row table:style-name="ro4">
              <table:table-cell table:style-name="ce7">
                <text:p text:style-name="P7"><text:span text:style-name="T5">7</text:span></text:p>
              </table:table-cell>
              <table:table-cell table:style-name="ce8">
                <text:p text:style-name="P8"><text:span text:style-name="T5">Hall effect,blue/brown, signal</text:span></text:p>
              </table:table-cell>
            </table:table-row>
            <table:table-row table:style-name="ro4">
              <table:table-cell table:style-name="ce7">
                <text:p text:style-name="P7"><text:span text:style-name="T5">8</text:span></text:p>
              </table:table-cell>
              <table:table-cell table:style-name="ce8">
                <text:p text:style-name="P8"><text:span text:style-name="T5">No pin</text:span></text:p>
              </table:table-cell>
            </table:table-row>
            <table:table-row table:style-name="ro4">
              <table:table-cell table:style-name="ce7">
                <text:p text:style-name="P7"><text:span text:style-name="T5">9</text:span></text:p>
              </table:table-cell>
              <table:table-cell table:style-name="ce8">
                <text:p text:style-name="P8"><text:span text:style-name="T5">to ide 11, hall effect, black/orange, gnd</text:span></text:p>
              </table:table-cell>
            </table:table-row>
            <table:table-row table:style-name="ro4">
              <table:table-cell table:style-name="ce7">
                <text:p text:style-name="P7"><text:span text:style-name="T5">10</text:span></text:p>
              </table:table-cell>
              <table:table-cell table:style-name="ce8">
                <text:p text:style-name="P8"><text:span text:style-name="T5">brake parallax w-red</text:span></text:p>
              </table:table-cell>
            </table:table-row>
            <table:table-row table:style-name="ro4">
              <table:table-cell table:style-name="ce7">
                <text:p text:style-name="P7"><text:span text:style-name="T5">11</text:span></text:p>
              </table:table-cell>
              <table:table-cell table:style-name="ce8">
                <text:p text:style-name="P8"><text:span text:style-name="T5">to ide 9</text:span></text:p>
              </table:table-cell>
            </table:table-row>
            <table:table-row table:style-name="ro4">
              <table:table-cell table:style-name="ce7">
                <text:p text:style-name="P7"><text:span text:style-name="T5">12</text:span></text:p>
              </table:table-cell>
              <table:table-cell table:style-name="ce8">
                <text:p text:style-name="P8"><text:span text:style-name="T5">steering parallax w-green</text:span></text:p>
              </table:table-cell>
            </table:table-row>
            <table:table-row table:style-name="ro4">
              <table:table-cell table:style-name="ce7">
                <text:p text:style-name="P7"><text:span text:style-name="T5">13</text:span></text:p>
              </table:table-cell>
              <table:table-cell table:style-name="ce8">
                <text:p text:style-name="P8"><text:span text:style-name="T5">Right 6</text:span></text:p>
              </table:table-cell>
            </table:table-row>
            <table:table-row table:style-name="ro4">
              <table:table-cell table:style-name="ce7">
                <text:p text:style-name="P7"><text:span text:style-name="T5">14</text:span></text:p>
              </table:table-cell>
              <table:table-cell table:style-name="ce8">
                <text:p text:style-name="P8"><text:span text:style-name="T5">Hall effect, red/yellow, +5v </text:span></text:p>
              </table:table-cell>
            </table:table-row>
            <table:table-row table:style-name="ro4">
              <table:table-cell table:style-name="ce7">
                <text:p text:style-name="P7"><text:span text:style-name="T5">15</text:span></text:p>
              </table:table-cell>
              <table:table-cell table:style-name="ce8">
                <text:p text:style-name="P8"><text:span text:style-name="T5">Right 6</text:span></text:p>
              </table:table-cell>
            </table:table-row>
            <table:table-row table:style-name="ro4">
              <table:table-cell table:style-name="ce7">
                <text:p text:style-name="P7"><text:span text:style-name="T5">16</text:span></text:p>
              </table:table-cell>
              <table:table-cell table:style-name="ce8">
                <text:p text:style-name="P8"><text:span text:style-name="T5">Compass, red, +5v</text:span></text:p>
              </table:table-cell>
            </table:table-row>
            <table:table-row table:style-name="ro4">
              <table:table-cell table:style-name="ce7">
                <text:p text:style-name="P7"><text:span text:style-name="T5">17</text:span></text:p>
              </table:table-cell>
              <table:table-cell table:style-name="ce8">
                <text:p text:style-name="P8"><text:span text:style-name="T5">Right 6</text:span></text:p>
              </table:table-cell>
            </table:table-row>
            <table:table-row table:style-name="ro4">
              <table:table-cell table:style-name="ce7">
                <text:p text:style-name="P7"><text:span text:style-name="T5">18</text:span></text:p>
              </table:table-cell>
              <table:table-cell table:style-name="ce8">
                <text:p text:style-name="P8"><text:span text:style-name="T5">Compass, black, gnd</text:span></text:p>
              </table:table-cell>
            </table:table-row>
            <table:table-row table:style-name="ro4">
              <table:table-cell table:style-name="ce7">
                <text:p text:style-name="P7"><text:span text:style-name="T5">19</text:span></text:p>
              </table:table-cell>
              <table:table-cell table:style-name="ce8">
                <text:p text:style-name="P8"><text:span text:style-name="T5">orange in bundle</text:span></text:p>
              </table:table-cell>
            </table:table-row>
            <table:table-row table:style-name="ro4">
              <table:table-cell table:style-name="ce7">
                <text:p text:style-name="P7"><text:span text:style-name="T5">20</text:span></text:p>
              </table:table-cell>
              <table:table-cell table:style-name="ce8">
                <text:p text:style-name="P8"><text:span text:style-name="T5">No pin</text:span></text:p>
              </table:table-cell>
            </table:table-row>
            <table:table-row table:style-name="ro4">
              <table:table-cell table:style-name="ce7">
                <text:p text:style-name="P7"><text:span text:style-name="T5">21</text:span></text:p>
              </table:table-cell>
              <table:table-cell table:style-name="ce8">
                <text:p text:style-name="P8"><text:span text:style-name="T5">Orange/white in bundle</text:span></text:p>
              </table:table-cell>
            </table:table-row>
            <table:table-row table:style-name="ro4">
              <table:table-cell table:style-name="ce7">
                <text:p text:style-name="P7"><text:span text:style-name="T5">22</text:span></text:p>
              </table:table-cell>
              <table:table-cell table:style-name="ce8">
                <text:p text:style-name="P8"><text:span text:style-name="T5">orange wire taped next to brown</text:span></text:p>
              </table:table-cell>
            </table:table-row>
            <table:table-row table:style-name="ro4">
              <table:table-cell table:style-name="ce7">
                <text:p text:style-name="P7"><text:span text:style-name="T5">23</text:span></text:p>
              </table:table-cell>
              <table:table-cell table:style-name="ce8">
                <text:p text:style-name="P8"><text:span text:style-name="T5">blue/white in bundle</text:span></text:p>
              </table:table-cell>
            </table:table-row>
            <table:table-row table:style-name="ro4">
              <table:table-cell table:style-name="ce7">
                <text:p text:style-name="P7"><text:span text:style-name="T5">24</text:span></text:p>
              </table:table-cell>
              <table:table-cell table:style-name="ce8">
                <text:p text:style-name="P8"><text:span text:style-name="T5">red into orange, N label</text:span></text:p>
              </table:table-cell>
            </table:table-row>
            <table:table-row table:style-name="ro4">
              <table:table-cell table:style-name="ce7">
                <text:p text:style-name="P7"><text:span text:style-name="T5">25</text:span></text:p>
              </table:table-cell>
              <table:table-cell table:style-name="ce8">
                <text:p text:style-name="P8"><text:span text:style-name="T5">brown in bundle</text:span></text:p>
              </table:table-cell>
            </table:table-row>
            <table:table-row table:style-name="ro4">
              <table:table-cell table:style-name="ce9">
                <text:p text:style-name="P7"><text:span text:style-name="T5">26</text:span></text:p>
              </table:table-cell>
              <table:table-cell table:style-name="ce10">
                <text:p text:style-name="P8"><text:span text:style-name="T5">purple, krpa 6</text:span></text:p>
              </table:table-cell>
            </table:table-row>
            <table:table-row table:style-name="ro4">
              <table:table-cell table:style-name="ce11">
                <text:p text:style-name="P9"><text:span text:style-name="T2">27</text:span></text:p>
              </table:table-cell>
              <table:table-cell table:style-name="ce12">
                <text:p><text:span text:style-name="T2">Compass, white, sda</text:span></text:p>
              </table:table-cell>
            </table:table-row>
            <table:table-row table:style-name="ro7" table:default-cell-style-name="ce13">
              <table:table-cell>
                <text:p text:style-name="P9"><text:span text:style-name="T2">28</text:span></text:p>
              </table:table-cell>
              <table:table-cell>
                <text:p text:style-name="P10"><text:span text:style-name="T2">Compass,green,scl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50" draw:text-style-name="P5" draw:layer="layout" svg:width="1.924cm" svg:height="0.645cm" svg:x="22.895cm" svg:y="1.16cm">
          <draw:text-box>
            <text:p><text:span text:style-name="T1">Ide cable</text:span></text:p>
          </draw:text-box>
        </draw:frame>
        <draw:frame draw:style-name="gr51" draw:text-style-name="P5" draw:layer="layout" svg:width="2.606cm" svg:height="0.645cm" svg:x="7.731cm" svg:y="17.002cm">
          <draw:text-box>
            <text:p><text:span text:style-name="T1">Toggle switch</text:span></text:p>
          </draw:text-box>
        </draw:frame>
        <draw:frame draw:style-name="standard" draw:layer="layout" svg:width="2.629cm" svg:height="0.997cm" svg:x="7.83cm" svg:y="17.695cm">
          <table:table table:template-name="default" table:use-first-row-styles="true" table:use-banding-rows-styles="true">
            <table:table-column table:style-name="co21"/>
            <table:table-column table:style-name="co22"/>
            <table:table-row table:style-name="ro4" table:default-cell-style-name="ce3">
              <table:table-cell>
                <text:p text:style-name="P6"><text:span text:style-name="T5">acc</text:span></text:p>
              </table:table-cell>
              <table:table-cell>
                <text:p text:style-name="P6"><text:span text:style-name="T5">Battery +</text:span></text:p>
              </table:table-cell>
            </table:table-row>
            <table:table-row table:style-name="ro4" table:default-cell-style-name="ce3">
              <table:table-cell>
                <text:p text:style-name="P6"><text:span text:style-name="T5">power</text:span></text:p>
              </table:table-cell>
              <table:table-cell>
                <text:p text:style-name="P6"><text:span text:style-name="T5">Left 2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52" draw:text-style-name="P5" draw:layer="layout" svg:width="2.898cm" svg:height="0.645cm" svg:x="8.112cm" svg:y="9.307cm">
          <draw:text-box>
            <text:p><text:span text:style-name="T1">Krpa 11 d11 12</text:span></text:p>
          </draw:text-box>
        </draw:frame>
        <draw:frame draw:style-name="gr53" draw:text-style-name="P3" draw:layer="layout" svg:width="0.621cm" svg:height="0.489cm" svg:x="10.017cm" svg:y="10.85cm">
          <draw:text-box>
            <text:p><text:span text:style-name="T2">1</text:span></text:p>
          </draw:text-box>
        </draw:frame>
        <draw:frame draw:style-name="gr53" draw:text-style-name="P3" draw:layer="layout" svg:width="0.621cm" svg:height="0.489cm" svg:x="10.906cm" svg:y="10.85cm">
          <draw:text-box>
            <text:p><text:span text:style-name="T2">2</text:span></text:p>
          </draw:text-box>
        </draw:frame>
        <draw:frame draw:style-name="gr53" draw:text-style-name="P3" draw:layer="layout" svg:width="0.621cm" svg:height="0.489cm" svg:x="10.017cm" svg:y="10.234cm">
          <draw:text-box>
            <text:p><text:span text:style-name="T2">4</text:span></text:p>
          </draw:text-box>
        </draw:frame>
        <draw:frame draw:style-name="gr53" draw:text-style-name="P3" draw:layer="layout" svg:width="0.621cm" svg:height="0.489cm" svg:x="10.906cm" svg:y="10.234cm">
          <draw:text-box>
            <text:p><text:span text:style-name="T2">3</text:span></text:p>
          </draw:text-box>
        </draw:frame>
        <draw:frame draw:style-name="gr53" draw:text-style-name="P3" draw:layer="layout" svg:width="0.621cm" svg:height="0.489cm" svg:x="7.745cm" svg:y="10.85cm">
          <draw:text-box>
            <text:p><text:span text:style-name="T2">7</text:span></text:p>
          </draw:text-box>
        </draw:frame>
        <draw:frame draw:style-name="gr53" draw:text-style-name="P3" draw:layer="layout" svg:width="0.621cm" svg:height="0.489cm" svg:x="8.634cm" svg:y="10.85cm">
          <draw:text-box>
            <text:p><text:span text:style-name="T2">8</text:span></text:p>
          </draw:text-box>
        </draw:frame>
        <draw:frame draw:style-name="gr53" draw:text-style-name="P3" draw:layer="layout" svg:width="0.621cm" svg:height="0.489cm" svg:x="7.745cm" svg:y="10.234cm">
          <draw:text-box>
            <text:p><text:span text:style-name="T2">6</text:span></text:p>
          </draw:text-box>
        </draw:frame>
        <draw:frame draw:style-name="gr53" draw:text-style-name="P3" draw:layer="layout" svg:width="0.621cm" svg:height="0.489cm" svg:x="8.634cm" svg:y="10.234cm">
          <draw:text-box>
            <text:p><text:span text:style-name="T2">5</text:span></text:p>
          </draw:text-box>
        </draw:frame>
        <draw:custom-shape draw:style-name="gr35" draw:text-style-name="P1" draw:layer="layout" svg:width="4.191cm" svg:height="2.286cm" svg:x="7.604cm" svg:y="9.30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.658cm" svg:height="2.696cm" svg:x="8.356cm" svg:y="12.02cm">
          <table:table table:template-name="default" table:use-first-row-styles="true" table:use-banding-rows-styles="true">
            <table:table-column table:style-name="co23"/>
            <table:table-column table:style-name="co24"/>
            <table:table-row table:style-name="ro2">
              <table:table-cell table:style-name="ce7">
                <text:p text:style-name="P7"><text:span text:style-name="T5">2</text:span></text:p>
              </table:table-cell>
              <table:table-cell table:style-name="ce8">
                <text:p text:style-name="P8"><text:span text:style-name="T5">Right 5</text:span></text:p>
              </table:table-cell>
            </table:table-row>
            <table:table-row table:style-name="ro4">
              <table:table-cell table:style-name="ce7">
                <text:p text:style-name="P7"><text:span text:style-name="T5">5</text:span></text:p>
              </table:table-cell>
              <table:table-cell table:style-name="ce8">
                <text:p text:style-name="P8"><text:span text:style-name="T5">Label 10, brown</text:span></text:p>
              </table:table-cell>
            </table:table-row>
            <table:table-row table:style-name="ro4">
              <table:table-cell table:style-name="ce7">
                <text:p text:style-name="P7"><text:span text:style-name="T5">6</text:span></text:p>
              </table:table-cell>
              <table:table-cell table:style-name="ce8">
                <text:p text:style-name="P8"><text:span text:style-name="T5">Ide 26, purple</text:span></text:p>
              </table:table-cell>
            </table:table-row>
            <table:table-row table:style-name="ro4">
              <table:table-cell table:style-name="ce7">
                <text:p text:style-name="P7"><text:span text:style-name="T5">7</text:span></text:p>
              </table:table-cell>
              <table:table-cell table:style-name="ce8">
                <text:p text:style-name="P8"><text:span text:style-name="T5">Right 8</text:span></text:p>
              </table:table-cell>
            </table:table-row>
            <table:table-row table:style-name="ro2">
              <table:table-cell table:style-name="ce7">
                <text:p text:style-name="P7"><text:span text:style-name="T5">8</text:span></text:p>
              </table:table-cell>
              <table:table-cell table:style-name="ce8">
                <text:p text:style-name="P8"><text:span text:style-name="T5">Label 9, orange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54" draw:text-style-name="P5" draw:layer="layout" svg:width="3.283cm" svg:height="0.645cm" svg:x="17.51cm" svg:y="5.953cm">
          <draw:text-box>
            <text:p><text:span text:style-name="T1">Power distribution</text:span></text:p>
          </draw:text-box>
        </draw:frame>
        <draw:frame draw:style-name="standard" draw:layer="layout" svg:width="4.191cm" svg:height="4.229cm" svg:x="12.43cm" svg:y="14.297cm">
          <table:table table:template-name="default" table:use-first-row-styles="true" table:use-banding-rows-styles="true">
            <table:table-column table:style-name="co25"/>
            <table:table-column table:style-name="co26"/>
            <table:table-row table:style-name="ro4">
              <table:table-cell table:style-name="ce7">
                <text:p text:style-name="P7"><text:span text:style-name="T5">1</text:span></text:p>
              </table:table-cell>
              <table:table-cell table:style-name="ce8">
                <text:p text:style-name="P8"><text:span text:style-name="T5">Relay 30,85</text:span></text:p>
              </table:table-cell>
            </table:table-row>
            <table:table-row table:style-name="ro4">
              <table:table-cell table:style-name="ce7">
                <text:p text:style-name="P7"><text:span text:style-name="T5">2</text:span></text:p>
              </table:table-cell>
              <table:table-cell table:style-name="ce8">
                <text:p text:style-name="P8"><text:span text:style-name="T5">toggle switch power</text:span></text:p>
              </table:table-cell>
            </table:table-row>
            <table:table-row table:style-name="ro4">
              <table:table-cell table:style-name="ce7">
                <text:p text:style-name="P7"><text:span text:style-name="T5">3</text:span></text:p>
              </table:table-cell>
              <table:table-cell table:style-name="ce8">
                <text:p text:style-name="P8"><text:span text:style-name="T5">parallax steering +</text:span></text:p>
              </table:table-cell>
            </table:table-row>
            <table:table-row table:style-name="ro4">
              <table:table-cell table:style-name="ce7">
                <text:p text:style-name="P7"><text:span text:style-name="T5">4</text:span></text:p>
              </table:table-cell>
              <table:table-cell table:style-name="ce8">
                <text:p text:style-name="P8"><text:span text:style-name="T5">Relay 87, left 5</text:span></text:p>
              </table:table-cell>
            </table:table-row>
            <table:table-row table:style-name="ro4">
              <table:table-cell table:style-name="ce7">
                <text:p text:style-name="P7"><text:span text:style-name="T5">5</text:span></text:p>
              </table:table-cell>
              <table:table-cell table:style-name="ce8">
                <text:p text:style-name="P8"><text:span text:style-name="T5">Left 4, magnecraft (left 5)</text:span></text:p>
              </table:table-cell>
            </table:table-row>
            <table:table-row table:style-name="ro4">
              <table:table-cell table:style-name="ce7">
                <text:p text:style-name="P7"><text:span text:style-name="T5">6</text:span></text:p>
              </table:table-cell>
              <table:table-cell table:style-name="ce8">
                <text:p text:style-name="P8"><text:span text:style-name="T5">parallax steer -, taped relays 1-8</text:span></text:p>
              </table:table-cell>
            </table:table-row>
            <table:table-row table:style-name="ro8">
              <table:table-cell table:style-name="ce7">
                <text:p text:style-name="P7"><text:span text:style-name="T5">7</text:span></text:p>
              </table:table-cell>
              <table:table-cell table:style-name="ce8">
                <text:p text:style-name="P8"><text:span text:style-name="T5">Bat -, brown taped to letter N, brown taped orange ide 22</text:span></text:p>
              </table:table-cell>
            </table:table-row>
            <table:table-row table:style-name="ro4">
              <table:table-cell table:style-name="ce7">
                <text:p text:style-name="P7"><text:span text:style-name="T5">8</text:span></text:p>
              </table:table-cell>
              <table:table-cell table:style-name="ce8">
                <text:p text:style-name="P8"><text:span text:style-name="T5">parallax brake -, 12v plug -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3.431cm" svg:height="4.229cm" svg:x="17.635cm" svg:y="14.286cm">
          <table:table table:template-name="default" table:use-first-row-styles="true" table:use-banding-rows-styles="true">
            <table:table-column table:style-name="co23"/>
            <table:table-column table:style-name="co27"/>
            <table:table-row table:style-name="ro9" table:default-cell-style-name="ce14">
              <table:table-cell>
                <text:p text:style-name="P11"><text:span text:style-name="T6">1</text:span></text:p>
              </table:table-cell>
              <table:table-cell>
                <text:p text:style-name="P11"><text:span text:style-name="T6">Ide 1, led, right 2</text:span></text:p>
              </table:table-cell>
            </table:table-row>
            <table:table-row table:style-name="ro4" table:default-cell-style-name="ce14">
              <table:table-cell>
                <text:p text:style-name="P11"><text:span text:style-name="T6">2</text:span></text:p>
              </table:table-cell>
              <table:table-cell>
                <text:p text:style-name="P11"><text:span text:style-name="T6">Right 1, 12v plug +</text:span></text:p>
              </table:table-cell>
            </table:table-row>
            <table:table-row table:style-name="ro4" table:default-cell-style-name="ce14">
              <table:table-cell>
                <text:p text:style-name="P11"><text:span text:style-name="T6">3</text:span></text:p>
              </table:table-cell>
              <table:table-cell>
                <text:p text:style-name="P11"><text:span text:style-name="T6">taped orange 1-4, right 3</text:span></text:p>
              </table:table-cell>
            </table:table-row>
            <table:table-row table:style-name="ro4" table:default-cell-style-name="ce14">
              <table:table-cell>
                <text:p text:style-name="P11"><text:span text:style-name="T6">4</text:span></text:p>
              </table:table-cell>
              <table:table-cell>
                <text:p text:style-name="P11"><text:span text:style-name="T6">Right 3, taped 2-8</text:span></text:p>
              </table:table-cell>
            </table:table-row>
            <table:table-row table:style-name="ro4" table:default-cell-style-name="ce14">
              <table:table-cell>
                <text:p text:style-name="P11"><text:span text:style-name="T6">5</text:span></text:p>
              </table:table-cell>
              <table:table-cell>
                <text:p text:style-name="P11"><text:span text:style-name="T6">Krpa 2, parallax brake +</text:span></text:p>
              </table:table-cell>
            </table:table-row>
            <table:table-row table:style-name="ro4" table:default-cell-style-name="ce14">
              <table:table-cell>
                <text:p text:style-name="P11"><text:span text:style-name="T6">6</text:span></text:p>
              </table:table-cell>
              <table:table-cell>
                <text:p text:style-name="P11"><text:span text:style-name="T6">Led -, right 7, ide 13</text:span></text:p>
              </table:table-cell>
            </table:table-row>
            <table:table-row table:style-name="ro4" table:default-cell-style-name="ce14">
              <table:table-cell>
                <text:p text:style-name="P11"><text:span text:style-name="T6">7</text:span></text:p>
              </table:table-cell>
              <table:table-cell>
                <text:p text:style-name="P11"><text:span text:style-name="T6">Right 6, right 8</text:span></text:p>
              </table:table-cell>
            </table:table-row>
            <table:table-row table:style-name="ro4" table:default-cell-style-name="ce14">
              <table:table-cell>
                <text:p text:style-name="P11"><text:span text:style-name="T6">8</text:span></text:p>
              </table:table-cell>
              <table:table-cell>
                <text:p text:style-name="P11"><text:span text:style-name="T6">Right 7, krpa 7 (yellow)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38" draw:text-style-name="P3" draw:layer="layout" svg:width="0.79cm" svg:height="0.489cm" svg:x="12.467cm" svg:y="13.725cm">
          <draw:text-box>
            <text:p><text:span text:style-name="T2">left</text:span></text:p>
          </draw:text-box>
        </draw:frame>
        <draw:frame draw:style-name="gr39" draw:text-style-name="P3" draw:layer="layout" svg:width="0.921cm" svg:height="0.489cm" svg:x="17.58cm" svg:y="13.827cm">
          <draw:text-box>
            <text:p><text:span text:style-name="T2">righ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2T13:19:35.752456184</meta:creation-date>
    <meta:generator>LibreOffice/4.3.7.2$Linux_X86_64 LibreOffice_project/430$Build-2</meta:generator>
    <dc:date>2016-04-08T13:08:00.352178358</dc:date>
    <meta:editing-duration>P4DT21H15M45S</meta:editing-duration>
    <meta:editing-cycles>100</meta:editing-cycles>
    <meta:document-statistic meta:object-count="220"/>
  </office:meta>
</office:document-meta>
</file>